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Noto Sans CJK SC Regular"/>
    </style:style>
    <style:style style:name="ce4" style:family="table-cell" style:parent-style-name="Default">
      <style:text-properties style:font-name="Liberation Sans" style:font-name-asian="Noto Sans CJK SC Regular" style:font-name-complex="Noto Sans CJK SC Regular"/>
    </style:style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rt-00001" table:style-name="ta1">
        <table:shapes>
          <draw:frame draw:z-index="0" draw:style-name="gr1" draw:text-style-name="P1" svg:width="159.92mm" svg:height="90.05mm" svg:x="156.89mm" svg:y="21.51mm">
            <loext:p draw:notify-on-update-of-ranges="'part-00001'.E11:'part-00001'.E21 'part-00001'.F11:'part-00001'.F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实际值</text:p>
          </table:table-cell>
          <table:table-cell table:style-name="ce2" office:value-type="string" calcext:value-type="string">
            <text:p>预测值</text:p>
          </table:table-cell>
          <table:table-cell table:style-name="ce3" office:value-type="string" calcext:value-type="string">
            <text:p>误差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54" calcext:value-type="float">
            <text:p>854</text:p>
          </table:table-cell>
          <table:table-cell table:formula="of:=ABS([.A2]-[.B2])/[.A2]" office:value-type="float" office:value="0.046875" calcext:value-type="float">
            <text:p>0.046875</text:p>
          </table:table-cell>
          <table:table-cell table:number-columns-repeated="3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65" calcext:value-type="float">
            <text:p>1565</text:p>
          </table:table-cell>
          <table:table-cell table:formula="of:=ABS([.A3]-[.B3])/[.A3]" office:value-type="float" office:value="0.0468227424749164" calcext:value-type="float">
            <text:p>0.0468227425</text:p>
          </table:table-cell>
          <table:table-cell table:number-columns-repeated="3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520" calcext:value-type="float">
            <text:p>1520</text:p>
          </table:table-cell>
          <table:table-cell table:formula="of:=ABS([.A4]-[.B4])/[.A4]" office:value-type="float" office:value="0.145587408656549" calcext:value-type="float">
            <text:p>0.145587408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86</text:p>
          </table:table-cell>
          <table:table-cell office:value-type="float" office:value="772" calcext:value-type="float">
            <text:p>772</text:p>
          </table:table-cell>
          <table:table-cell table:formula="of:=ABS([.A5]-[.B5])/[.A5]" office:value-type="float" office:value="0.217038539553753" calcext:value-type="float">
            <text:p>0.217038539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92</text:p>
          </table:table-cell>
          <table:table-cell office:value-type="float" office:value="837" calcext:value-type="float">
            <text:p>837</text:p>
          </table:table-cell>
          <table:table-cell table:formula="of:=ABS([.A6]-[.B6])/[.A6]" office:value-type="float" office:value="0.0568181818181818" calcext:value-type="float">
            <text:p>0.05681818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19</text:p>
          </table:table-cell>
          <table:table-cell office:value-type="float" office:value="818" calcext:value-type="float">
            <text:p>818</text:p>
          </table:table-cell>
          <table:table-cell table:formula="of:=ABS([.A7]-[.B7])/[.A7]" office:value-type="float" office:value="0.197252208047105" calcext:value-type="float">
            <text:p>0.197252208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512" calcext:value-type="float">
            <text:p>1512</text:p>
          </table:table-cell>
          <table:table-cell table:formula="of:=ABS([.A8]-[.B8])/[.A8]" office:value-type="float" office:value="1.11468531468531" calcext:value-type="float">
            <text:p>1.1146853147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871" calcext:value-type="float">
            <text:p>1871</text:p>
          </table:table-cell>
          <table:table-cell table:formula="of:=ABS([.A9]-[.B9])/[.A9]" office:value-type="float" office:value="1.92801251956182" calcext:value-type="float">
            <text:p>1.928012519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92</text:p>
          </table:table-cell>
          <table:table-cell office:value-type="float" office:value="804" calcext:value-type="float">
            <text:p>804</text:p>
          </table:table-cell>
          <table:table-cell table:formula="of:=ABS([.A10]-[.B10])/[.A10]" office:value-type="float" office:value="0.0151515151515152" calcext:value-type="float">
            <text:p>0.0151515152</text:p>
          </table:table-cell>
          <table:table-cell/>
          <table:table-cell office:value-type="string" calcext:value-type="string">
            <text:p>误差</text:p>
          </table:table-cell>
          <table:table-cell table:style-name="ce2" office:value-type="string" calcext:value-type="string">
            <text:p>误差统计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1745" calcext:value-type="float">
            <text:p>1745</text:p>
          </table:table-cell>
          <table:table-cell table:formula="of:=ABS([.A11]-[.B11])/[.A11]" office:value-type="float" office:value="0.344231491920331" calcext:value-type="float">
            <text:p>0.3442314919</text:p>
          </table:table-cell>
          <table:table-cell/>
          <table:table-cell office:value-type="string" calcext:value-type="string">
            <text:p>[0,0.1)</text:p>
          </table:table-cell>
          <table:table-cell table:formula="of:=COUNTIFS([.C$1:.C$1048576];&quot;&lt;0.1&quot;;[.C$1:.C$1048576];&quot;&gt;0&quot;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640" calcext:value-type="float">
            <text:p>1640</text:p>
          </table:table-cell>
          <table:table-cell table:formula="of:=ABS([.A12]-[.B12])/[.A12]" office:value-type="float" office:value="0.0267062314540059" calcext:value-type="float">
            <text:p>0.0267062315</text:p>
          </table:table-cell>
          <table:table-cell/>
          <table:table-cell office:value-type="string" calcext:value-type="string">
            <text:p>[0.1,0.2)</text:p>
          </table:table-cell>
          <table:table-cell table:formula="of:=COUNTIFS([.C$1:.C$1048576];&quot;&gt;=0.1&quot;;[.C$1:.C$1048576];&quot;&lt;0.2&quot;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658" calcext:value-type="float">
            <text:p>1658</text:p>
          </table:table-cell>
          <table:table-cell table:formula="of:=ABS([.A13]-[.B13])/[.A13]" office:value-type="float" office:value="0.649751243781094" calcext:value-type="float">
            <text:p>0.6497512438</text:p>
          </table:table-cell>
          <table:table-cell/>
          <table:table-cell office:value-type="string" calcext:value-type="string">
            <text:p>[0.2,0.3)</text:p>
          </table:table-cell>
          <table:table-cell table:formula="of:=COUNTIFS([.C$1:.C$1048576];&quot;&gt;=0.2&quot;;[.C$1:.C$1048576];&quot;&lt;0.3&quot;)" office:value-type="float" office:value="115" calcext:value-type="float">
            <text:p>115</text:p>
          </table:table-cell>
        </table:table-row>
        <table:table-row table:style-name="ro1">
          <table:table-cell table:style-name="ce1" office:value-type="string" calcext:value-type="string">
            <text:p>1019</text:p>
          </table:table-cell>
          <table:table-cell office:value-type="float" office:value="799" calcext:value-type="float">
            <text:p>799</text:p>
          </table:table-cell>
          <table:table-cell table:formula="of:=ABS([.A14]-[.B14])/[.A14]" office:value-type="float" office:value="0.215897939156035" calcext:value-type="float">
            <text:p>0.2158979392</text:p>
          </table:table-cell>
          <table:table-cell/>
          <table:table-cell office:value-type="string" calcext:value-type="string">
            <text:p>[0.3,0.4)</text:p>
          </table:table-cell>
          <table:table-cell table:style-name="ce4" table:formula="of:=COUNTIFS([.C$1:.C$1048576];&quot;&gt;=0.3&quot;;[.C$1:.C$1048576];&quot;&lt;0.4&quot;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1019</text:p>
          </table:table-cell>
          <table:table-cell office:value-type="float" office:value="837" calcext:value-type="float">
            <text:p>837</text:p>
          </table:table-cell>
          <table:table-cell table:formula="of:=ABS([.A15]-[.B15])/[.A15]" office:value-type="float" office:value="0.178606476938175" calcext:value-type="float">
            <text:p>0.1786064769</text:p>
          </table:table-cell>
          <table:table-cell/>
          <table:table-cell office:value-type="string" calcext:value-type="string">
            <text:p>[0.4,0.5)</text:p>
          </table:table-cell>
          <table:table-cell table:style-name="ce4" table:formula="of:=COUNTIFS([.C$1:.C$1048576];&quot;&gt;=0.4&quot;;[.C$1:.C$1048576];&quot;&lt;0.5&quot;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396" calcext:value-type="float">
            <text:p>1396</text:p>
          </table:table-cell>
          <table:table-cell table:formula="of:=ABS([.A16]-[.B16])/[.A16]" office:value-type="float" office:value="0.619489559164733" calcext:value-type="float">
            <text:p>0.6194895592</text:p>
          </table:table-cell>
          <table:table-cell/>
          <table:table-cell office:value-type="string" calcext:value-type="string">
            <text:p>[0.5,0.6)</text:p>
          </table:table-cell>
          <table:table-cell table:style-name="ce4" table:formula="of:=COUNTIFS([.C$1:.C$1048576];&quot;&gt;=0.5&quot;;[.C$1:.C$1048576];&quot;&lt;0.6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534" calcext:value-type="float">
            <text:p>2534</text:p>
          </table:table-cell>
          <table:table-cell table:formula="of:=ABS([.A17]-[.B17])/[.A17]" office:value-type="float" office:value="0.918243754731264" calcext:value-type="float">
            <text:p>0.9182437547</text:p>
          </table:table-cell>
          <table:table-cell/>
          <table:table-cell office:value-type="string" calcext:value-type="string">
            <text:p>[0.6,0.7)</text:p>
          </table:table-cell>
          <table:table-cell table:style-name="ce4" table:formula="of:=COUNTIFS([.C$1:.C$1048576];&quot;&gt;=0.6&quot;;[.C$1:.C$1048576];&quot;&lt;0.7&quot;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792</text:p>
          </table:table-cell>
          <table:table-cell office:value-type="float" office:value="759" calcext:value-type="float">
            <text:p>759</text:p>
          </table:table-cell>
          <table:table-cell table:formula="of:=ABS([.A18]-[.B18])/[.A18]" office:value-type="float" office:value="0.0416666666666667" calcext:value-type="float">
            <text:p>0.0416666667</text:p>
          </table:table-cell>
          <table:table-cell/>
          <table:table-cell office:value-type="string" calcext:value-type="string">
            <text:p>[0.7,0.8)</text:p>
          </table:table-cell>
          <table:table-cell table:style-name="ce4" table:formula="of:=COUNTIFS([.C$1:.C$1048576];&quot;&gt;=0.7&quot;;[.C$1:.C$1048576];&quot;&lt;0.8&quot;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019</text:p>
          </table:table-cell>
          <table:table-cell office:value-type="float" office:value="866" calcext:value-type="float">
            <text:p>866</text:p>
          </table:table-cell>
          <table:table-cell table:formula="of:=ABS([.A19]-[.B19])/[.A19]" office:value-type="float" office:value="0.150147203140334" calcext:value-type="float">
            <text:p>0.1501472031</text:p>
          </table:table-cell>
          <table:table-cell/>
          <table:table-cell office:value-type="string" calcext:value-type="string">
            <text:p>[0.8,0.9)</text:p>
          </table:table-cell>
          <table:table-cell table:style-name="ce4" table:formula="of:=COUNTIFS([.C$1:.C$1048576];&quot;&gt;=0.8&quot;;[.C$1:.C$1048576];&quot;&lt;0.9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497" calcext:value-type="float">
            <text:p>1497</text:p>
          </table:table-cell>
          <table:table-cell table:formula="of:=ABS([.A20]-[.B20])/[.A20]" office:value-type="float" office:value="0.166481069042316" calcext:value-type="float">
            <text:p>0.166481069</text:p>
          </table:table-cell>
          <table:table-cell/>
          <table:table-cell office:value-type="string" calcext:value-type="string">
            <text:p>[0.9,1.0)</text:p>
          </table:table-cell>
          <table:table-cell table:style-name="ce4" table:formula="of:=COUNTIFS([.C$1:.C$1048576];&quot;&gt;=0.9&quot;;[.C$1:.C$1048576];&quot;&lt;1.0&quot;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578" calcext:value-type="float">
            <text:p>1578</text:p>
          </table:table-cell>
          <table:table-cell table:formula="of:=ABS([.A21]-[.B21])/[.A21]" office:value-type="float" office:value="0.451701931922723" calcext:value-type="float">
            <text:p>0.4517019319</text:p>
          </table:table-cell>
          <table:table-cell/>
          <table:table-cell office:value-type="string" calcext:value-type="string">
            <text:p>&gt;1</text:p>
          </table:table-cell>
          <table:table-cell table:style-name="ce4" table:formula="of:=COUNTIFS([.C$1:.C$1048576];&quot;&gt;=1.0&quot;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578" calcext:value-type="float">
            <text:p>1578</text:p>
          </table:table-cell>
          <table:table-cell table:formula="of:=ABS([.A22]-[.B22])/[.A22]" office:value-type="float" office:value="0.17597911227154" calcext:value-type="float">
            <text:p>0.1759791123</text:p>
          </table:table-cell>
          <table:table-cell table:number-columns-repeated="3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510" calcext:value-type="float">
            <text:p>1510</text:p>
          </table:table-cell>
          <table:table-cell table:formula="of:=ABS([.A23]-[.B23])/[.A23]" office:value-type="float" office:value="0.129682997118156" calcext:value-type="float">
            <text:p>0.1296829971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770" calcext:value-type="float">
            <text:p>1770</text:p>
          </table:table-cell>
          <table:table-cell table:formula="of:=ABS([.A24]-[.B24])/[.A24]" office:value-type="float" office:value="1.54676258992806" calcext:value-type="float">
            <text:p>1.546762589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64" calcext:value-type="float">
            <text:p>764</text:p>
          </table:table-cell>
          <table:table-cell table:formula="of:=ABS([.A25]-[.B25])/[.A25]" office:value-type="float" office:value="0.218500797448166" calcext:value-type="float">
            <text:p>0.2185007974</text:p>
          </table:table-cell>
          <table:table-cell/>
          <table:table-cell office:value-type="string" calcext:value-type="string">
            <text:p>误差0.3以内</text:p>
          </table:table-cell>
          <table:table-cell table:style-name="ce5" office:value-type="percentage" office:value="0.745" calcext:value-type="percentage">
            <text:p>74.50%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770" calcext:value-type="float">
            <text:p>1770</text:p>
          </table:table-cell>
          <table:table-cell table:formula="of:=ABS([.A26]-[.B26])/[.A26]" office:value-type="float" office:value="1.41473396998636" calcext:value-type="float">
            <text:p>1.41473397</text:p>
          </table:table-cell>
          <table:table-cell table:number-columns-repeated="3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584" calcext:value-type="float">
            <text:p>1584</text:p>
          </table:table-cell>
          <table:table-cell table:formula="of:=ABS([.A27]-[.B27])/[.A27]" office:value-type="float" office:value="0.378091872791519" calcext:value-type="float">
            <text:p>0.37809187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944" calcext:value-type="float">
            <text:p>944</text:p>
          </table:table-cell>
          <table:table-cell table:formula="of:=ABS([.A28]-[.B28])/[.A28]" office:value-type="float" office:value="0.0535714285714286" calcext:value-type="float">
            <text:p>0.05357142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38</text:p>
          </table:table-cell>
          <table:table-cell office:value-type="float" office:value="877" calcext:value-type="float">
            <text:p>877</text:p>
          </table:table-cell>
          <table:table-cell table:formula="of:=ABS([.A29]-[.B29])/[.A29]" office:value-type="float" office:value="0.155105973025048" calcext:value-type="float">
            <text:p>0.155105973</text:p>
          </table:table-cell>
          <table:table-cell table:number-columns-repeated="3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637" calcext:value-type="float">
            <text:p>1637</text:p>
          </table:table-cell>
          <table:table-cell table:formula="of:=ABS([.A30]-[.B30])/[.A30]" office:value-type="float" office:value="0.120365394948952" calcext:value-type="float">
            <text:p>0.12036539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904" calcext:value-type="float">
            <text:p>904</text:p>
          </table:table-cell>
          <table:table-cell table:formula="of:=ABS([.A31]-[.B31])/[.A31]" office:value-type="float" office:value="0.120198265179678" calcext:value-type="float">
            <text:p>0.1201982652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527" calcext:value-type="float">
            <text:p>2527</text:p>
          </table:table-cell>
          <table:table-cell table:formula="of:=ABS([.A32]-[.B32])/[.A32]" office:value-type="float" office:value="1.49457058242843" calcext:value-type="float">
            <text:p>1.4945705824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645" calcext:value-type="float">
            <text:p>1645</text:p>
          </table:table-cell>
          <table:table-cell table:formula="of:=ABS([.A33]-[.B33])/[.A33]" office:value-type="float" office:value="0.0184964200477327" calcext:value-type="float">
            <text:p>0.01849642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475" calcext:value-type="float">
            <text:p>2475</text:p>
          </table:table-cell>
          <table:table-cell table:formula="of:=ABS([.A34]-[.B34])/[.A34]" office:value-type="float" office:value="0.281719316416365" calcext:value-type="float">
            <text:p>0.281719316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69" calcext:value-type="float">
            <text:p>769</text:p>
          </table:table-cell>
          <table:table-cell table:formula="of:=ABS([.A35]-[.B35])/[.A35]" office:value-type="float" office:value="0.047087980173482" calcext:value-type="float">
            <text:p>0.04708798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53" calcext:value-type="float">
            <text:p>753</text:p>
          </table:table-cell>
          <table:table-cell table:formula="of:=ABS([.A36]-[.B36])/[.A36]" office:value-type="float" office:value="0.0502092050209205" calcext:value-type="float">
            <text:p>0.0502092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52" calcext:value-type="float">
            <text:p>852</text:p>
          </table:table-cell>
          <table:table-cell table:formula="of:=ABS([.A37]-[.B37])/[.A37]" office:value-type="float" office:value="0.0557620817843866" calcext:value-type="float">
            <text:p>0.0557620818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505" calcext:value-type="float">
            <text:p>1505</text:p>
          </table:table-cell>
          <table:table-cell table:formula="of:=ABS([.A38]-[.B38])/[.A38]" office:value-type="float" office:value="0.26258389261745" calcext:value-type="float">
            <text:p>0.2625838926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493" calcext:value-type="float">
            <text:p>1493</text:p>
          </table:table-cell>
          <table:table-cell table:formula="of:=ABS([.A39]-[.B39])/[.A39]" office:value-type="float" office:value="0.0633626097867001" calcext:value-type="float">
            <text:p>0.063362609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9" calcext:value-type="float">
            <text:p>759</text:p>
          </table:table-cell>
          <table:table-cell table:formula="of:=ABS([.A40]-[.B40])/[.A40]" office:value-type="float" office:value="0.210526315789474" calcext:value-type="float">
            <text:p>0.2105263158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2409" calcext:value-type="float">
            <text:p>2409</text:p>
          </table:table-cell>
          <table:table-cell table:formula="of:=ABS([.A41]-[.B41])/[.A41]" office:value-type="float" office:value="0.211198428290766" calcext:value-type="float">
            <text:p>0.211198428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00" calcext:value-type="float">
            <text:p>800</text:p>
          </table:table-cell>
          <table:table-cell table:formula="of:=ABS([.A42]-[.B42])/[.A42]" office:value-type="float" office:value="0.00867410161090459" calcext:value-type="float">
            <text:p>0.0086741016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931" calcext:value-type="float">
            <text:p>1931</text:p>
          </table:table-cell>
          <table:table-cell table:formula="of:=ABS([.A43]-[.B43])/[.A43]" office:value-type="float" office:value="0.161853188929001" calcext:value-type="float">
            <text:p>0.1618531889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426" calcext:value-type="float">
            <text:p>2426</text:p>
          </table:table-cell>
          <table:table-cell table:formula="of:=ABS([.A44]-[.B44])/[.A44]" office:value-type="float" office:value="2.18791064388962" calcext:value-type="float">
            <text:p>2.18791064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92</text:p>
          </table:table-cell>
          <table:table-cell office:value-type="float" office:value="871" calcext:value-type="float">
            <text:p>871</text:p>
          </table:table-cell>
          <table:table-cell table:formula="of:=ABS([.A45]-[.B45])/[.A45]" office:value-type="float" office:value="0.0997474747474748" calcext:value-type="float">
            <text:p>0.099747474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60" calcext:value-type="float">
            <text:p>760</text:p>
          </table:table-cell>
          <table:table-cell table:formula="of:=ABS([.A46]-[.B46])/[.A46]" office:value-type="float" office:value="0.212121212121212" calcext:value-type="float">
            <text:p>0.2121212121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511" calcext:value-type="float">
            <text:p>1511</text:p>
          </table:table-cell>
          <table:table-cell table:formula="of:=ABS([.A47]-[.B47])/[.A47]" office:value-type="float" office:value="0.491609081934847" calcext:value-type="float">
            <text:p>0.491609081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69" calcext:value-type="float">
            <text:p>769</text:p>
          </table:table-cell>
          <table:table-cell table:formula="of:=ABS([.A48]-[.B48])/[.A48]" office:value-type="float" office:value="0.047087980173482" calcext:value-type="float">
            <text:p>0.04708798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9" calcext:value-type="float">
            <text:p>759</text:p>
          </table:table-cell>
          <table:table-cell table:formula="of:=ABS([.A49]-[.B49])/[.A49]" office:value-type="float" office:value="0.210526315789474" calcext:value-type="float">
            <text:p>0.210526315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52" calcext:value-type="float">
            <text:p>752</text:p>
          </table:table-cell>
          <table:table-cell table:formula="of:=ABS([.A50]-[.B50])/[.A50]" office:value-type="float" office:value="0.0488145048814505" calcext:value-type="float">
            <text:p>0.0488145049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608" calcext:value-type="float">
            <text:p>1608</text:p>
          </table:table-cell>
          <table:table-cell table:formula="of:=ABS([.A51]-[.B51])/[.A51]" office:value-type="float" office:value="0.587364264560711" calcext:value-type="float">
            <text:p>0.58736426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59" calcext:value-type="float">
            <text:p>759</text:p>
          </table:table-cell>
          <table:table-cell table:formula="of:=ABS([.A52]-[.B52])/[.A52]" office:value-type="float" office:value="0.0585774058577406" calcext:value-type="float">
            <text:p>0.0585774059</text:p>
          </table:table-cell>
          <table:table-cell table:number-columns-repeated="3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584" calcext:value-type="float">
            <text:p>2584</text:p>
          </table:table-cell>
          <table:table-cell table:formula="of:=ABS([.A53]-[.B53])/[.A53]" office:value-type="float" office:value="0.211439287388654" calcext:value-type="float">
            <text:p>0.2114392874</text:p>
          </table:table-cell>
          <table:table-cell table:number-columns-repeated="3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32" calcext:value-type="float">
            <text:p>1532</text:p>
          </table:table-cell>
          <table:table-cell table:formula="of:=ABS([.A54]-[.B54])/[.A54]" office:value-type="float" office:value="0.0428863172226004" calcext:value-type="float">
            <text:p>0.042886317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5" calcext:value-type="float">
            <text:p>745</text:p>
          </table:table-cell>
          <table:table-cell table:formula="of:=ABS([.A55]-[.B55])/[.A55]" office:value-type="float" office:value="0.188197767145136" calcext:value-type="float">
            <text:p>0.18819776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06</text:p>
          </table:table-cell>
          <table:table-cell office:value-type="float" office:value="782" calcext:value-type="float">
            <text:p>782</text:p>
          </table:table-cell>
          <table:table-cell table:formula="of:=ABS([.A56]-[.B56])/[.A56]" office:value-type="float" office:value="0.136865342163355" calcext:value-type="float">
            <text:p>0.13686534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59" calcext:value-type="float">
            <text:p>759</text:p>
          </table:table-cell>
          <table:table-cell table:formula="of:=ABS([.A57]-[.B57])/[.A57]" office:value-type="float" office:value="0.152901785714286" calcext:value-type="float">
            <text:p>0.1529017857</text:p>
          </table:table-cell>
          <table:table-cell table:number-columns-repeated="3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735" calcext:value-type="float">
            <text:p>1735</text:p>
          </table:table-cell>
          <table:table-cell table:formula="of:=ABS([.A58]-[.B58])/[.A58]" office:value-type="float" office:value="0.0932577189666037" calcext:value-type="float">
            <text:p>0.09325771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96" calcext:value-type="float">
            <text:p>796</text:p>
          </table:table-cell>
          <table:table-cell table:formula="of:=ABS([.A59]-[.B59])/[.A59]" office:value-type="float" office:value="0.0136307311028501" calcext:value-type="float">
            <text:p>0.01363073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10" calcext:value-type="float">
            <text:p>810</text:p>
          </table:table-cell>
          <table:table-cell table:formula="of:=ABS([.A60]-[.B60])/[.A60]" office:value-type="float" office:value="0.0959821428571429" calcext:value-type="float">
            <text:p>0.0959821429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729" calcext:value-type="float">
            <text:p>1729</text:p>
          </table:table-cell>
          <table:table-cell table:formula="of:=ABS([.A61]-[.B61])/[.A61]" office:value-type="float" office:value="0.227435210008937" calcext:value-type="float">
            <text:p>0.227435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70" calcext:value-type="float">
            <text:p>770</text:p>
          </table:table-cell>
          <table:table-cell table:formula="of:=ABS([.A62]-[.B62])/[.A62]" office:value-type="float" office:value="0.0739191073919107" calcext:value-type="float">
            <text:p>0.073919107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49" calcext:value-type="float">
            <text:p>849</text:p>
          </table:table-cell>
          <table:table-cell table:formula="of:=ABS([.A63]-[.B63])/[.A63]" office:value-type="float" office:value="0.0524553571428571" calcext:value-type="float">
            <text:p>0.0524553571</text:p>
          </table:table-cell>
          <table:table-cell table:number-columns-repeated="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536" calcext:value-type="float">
            <text:p>1536</text:p>
          </table:table-cell>
          <table:table-cell table:formula="of:=ABS([.A64]-[.B64])/[.A64]" office:value-type="float" office:value="0.413063477460902" calcext:value-type="float">
            <text:p>0.41306347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61" calcext:value-type="float">
            <text:p>761</text:p>
          </table:table-cell>
          <table:table-cell table:formula="of:=ABS([.A65]-[.B65])/[.A65]" office:value-type="float" office:value="0.0613668061366806" calcext:value-type="float">
            <text:p>0.061366806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76" calcext:value-type="float">
            <text:p>776</text:p>
          </table:table-cell>
          <table:table-cell table:formula="of:=ABS([.A66]-[.B66])/[.A66]" office:value-type="float" office:value="0.237639553429027" calcext:value-type="float">
            <text:p>0.23763955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4" calcext:value-type="float">
            <text:p>754</text:p>
          </table:table-cell>
          <table:table-cell table:formula="of:=ABS([.A67]-[.B67])/[.A67]" office:value-type="float" office:value="0.202551834130781" calcext:value-type="float">
            <text:p>0.20255183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86</text:p>
          </table:table-cell>
          <table:table-cell office:value-type="float" office:value="745" calcext:value-type="float">
            <text:p>745</text:p>
          </table:table-cell>
          <table:table-cell table:formula="of:=ABS([.A68]-[.B68])/[.A68]" office:value-type="float" office:value="0.244421906693712" calcext:value-type="float">
            <text:p>0.2444219067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658" calcext:value-type="float">
            <text:p>1658</text:p>
          </table:table-cell>
          <table:table-cell table:formula="of:=ABS([.A69]-[.B69])/[.A69]" office:value-type="float" office:value="1.10673443456163" calcext:value-type="float">
            <text:p>1.10673443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896" calcext:value-type="float">
            <text:p>896</text:p>
          </table:table-cell>
          <table:table-cell table:formula="of:=ABS([.A70]-[.B70])/[.A70]" office:value-type="float" office:value="0.249651324965133" calcext:value-type="float">
            <text:p>0.249651325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647" calcext:value-type="float">
            <text:p>1647</text:p>
          </table:table-cell>
          <table:table-cell table:formula="of:=ABS([.A71]-[.B71])/[.A71]" office:value-type="float" office:value="0.0332496863237139" calcext:value-type="float">
            <text:p>0.033249686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923" calcext:value-type="float">
            <text:p>923</text:p>
          </table:table-cell>
          <table:table-cell table:formula="of:=ABS([.A72]-[.B72])/[.A72]" office:value-type="float" office:value="0.143742255266419" calcext:value-type="float">
            <text:p>0.14374225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4" calcext:value-type="float">
            <text:p>754</text:p>
          </table:table-cell>
          <table:table-cell table:formula="of:=ABS([.A73]-[.B73])/[.A73]" office:value-type="float" office:value="0.202551834130781" calcext:value-type="float">
            <text:p>0.20255183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47" calcext:value-type="float">
            <text:p>747</text:p>
          </table:table-cell>
          <table:table-cell table:formula="of:=ABS([.A74]-[.B74])/[.A74]" office:value-type="float" office:value="0.0743494423791822" calcext:value-type="float">
            <text:p>0.0743494424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659" calcext:value-type="float">
            <text:p>1659</text:p>
          </table:table-cell>
          <table:table-cell table:formula="of:=ABS([.A75]-[.B75])/[.A75]" office:value-type="float" office:value="0.11283422459893" calcext:value-type="float">
            <text:p>0.11283422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7" calcext:value-type="float">
            <text:p>747</text:p>
          </table:table-cell>
          <table:table-cell table:formula="of:=ABS([.A76]-[.B76])/[.A76]" office:value-type="float" office:value="0.191387559808612" calcext:value-type="float">
            <text:p>0.1913875598</text:p>
          </table:table-cell>
          <table:table-cell table:number-columns-repeated="3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555" calcext:value-type="float">
            <text:p>1555</text:p>
          </table:table-cell>
          <table:table-cell table:formula="of:=ABS([.A77]-[.B77])/[.A77]" office:value-type="float" office:value="0.0471813725490196" calcext:value-type="float">
            <text:p>0.0471813725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550" calcext:value-type="float">
            <text:p>1550</text:p>
          </table:table-cell>
          <table:table-cell table:formula="of:=ABS([.A78]-[.B78])/[.A78]" office:value-type="float" office:value="1.23021582733813" calcext:value-type="float">
            <text:p>1.2302158273</text:p>
          </table:table-cell>
          <table:table-cell table:number-columns-repeated="3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663" calcext:value-type="float">
            <text:p>1663</text:p>
          </table:table-cell>
          <table:table-cell table:formula="of:=ABS([.A79]-[.B79])/[.A79]" office:value-type="float" office:value="0.014226437462952" calcext:value-type="float">
            <text:p>0.0142264375</text:p>
          </table:table-cell>
          <table:table-cell table:number-columns-repeated="3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696" calcext:value-type="float">
            <text:p>1696</text:p>
          </table:table-cell>
          <table:table-cell table:formula="of:=ABS([.A80]-[.B80])/[.A80]" office:value-type="float" office:value="0.0740975300823306" calcext:value-type="float">
            <text:p>0.07409753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07" calcext:value-type="float">
            <text:p>807</text:p>
          </table:table-cell>
          <table:table-cell table:formula="of:=ABS([.A81]-[.B81])/[.A81]" office:value-type="float" office:value="0.287081339712919" calcext:value-type="float">
            <text:p>0.287081339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4" calcext:value-type="float">
            <text:p>744</text:p>
          </table:table-cell>
          <table:table-cell table:formula="of:=ABS([.A82]-[.B82])/[.A82]" office:value-type="float" office:value="0.186602870813397" calcext:value-type="float">
            <text:p>0.1866028708</text:p>
          </table:table-cell>
          <table:table-cell table:number-columns-repeated="3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1771" calcext:value-type="float">
            <text:p>1771</text:p>
          </table:table-cell>
          <table:table-cell table:formula="of:=ABS([.A83]-[.B83])/[.A83]" office:value-type="float" office:value="0.348417954378219" calcext:value-type="float">
            <text:p>0.3484179544</text:p>
          </table:table-cell>
          <table:table-cell table:number-columns-repeated="3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642" calcext:value-type="float">
            <text:p>1642</text:p>
          </table:table-cell>
          <table:table-cell table:formula="of:=ABS([.A84]-[.B84])/[.A84]" office:value-type="float" office:value="0.0123304562268804" calcext:value-type="float">
            <text:p>0.012330456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50" calcext:value-type="float">
            <text:p>750</text:p>
          </table:table-cell>
          <table:table-cell table:formula="of:=ABS([.A85]-[.B85])/[.A85]" office:value-type="float" office:value="0.162946428571429" calcext:value-type="float">
            <text:p>0.1629464286</text:p>
          </table:table-cell>
          <table:table-cell table:number-columns-repeated="3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653" calcext:value-type="float">
            <text:p>1653</text:p>
          </table:table-cell>
          <table:table-cell table:formula="of:=ABS([.A86]-[.B86])/[.A86]" office:value-type="float" office:value="0.127557980900409" calcext:value-type="float">
            <text:p>0.1275579809</text:p>
          </table:table-cell>
          <table:table-cell table:number-columns-repeated="3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671" calcext:value-type="float">
            <text:p>1671</text:p>
          </table:table-cell>
          <table:table-cell table:formula="of:=ABS([.A87]-[.B87])/[.A87]" office:value-type="float" office:value="0.186465433300876" calcext:value-type="float">
            <text:p>0.1864654333</text:p>
          </table:table-cell>
          <table:table-cell table:number-columns-repeated="3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2281" calcext:value-type="float">
            <text:p>2281</text:p>
          </table:table-cell>
          <table:table-cell table:formula="of:=ABS([.A88]-[.B88])/[.A88]" office:value-type="float" office:value="0.140218620429702" calcext:value-type="float">
            <text:p>0.14021862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55" calcext:value-type="float">
            <text:p>855</text:p>
          </table:table-cell>
          <table:table-cell table:formula="of:=ABS([.A89]-[.B89])/[.A89]" office:value-type="float" office:value="0.0594795539033457" calcext:value-type="float">
            <text:p>0.0594795539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837" calcext:value-type="float">
            <text:p>1837</text:p>
          </table:table-cell>
          <table:table-cell table:formula="of:=ABS([.A90]-[.B90])/[.A90]" office:value-type="float" office:value="0.360740740740741" calcext:value-type="float">
            <text:p>0.36074074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58" calcext:value-type="float">
            <text:p>858</text:p>
          </table:table-cell>
          <table:table-cell table:formula="of:=ABS([.A91]-[.B91])/[.A91]" office:value-type="float" office:value="0.368421052631579" calcext:value-type="float">
            <text:p>0.36842105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86</text:p>
          </table:table-cell>
          <table:table-cell office:value-type="float" office:value="857" calcext:value-type="float">
            <text:p>857</text:p>
          </table:table-cell>
          <table:table-cell table:formula="of:=ABS([.A92]-[.B92])/[.A92]" office:value-type="float" office:value="0.130831643002028" calcext:value-type="float">
            <text:p>0.130831643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870" calcext:value-type="float">
            <text:p>1870</text:p>
          </table:table-cell>
          <table:table-cell table:formula="of:=ABS([.A93]-[.B93])/[.A93]" office:value-type="float" office:value="0.06265664160401" calcext:value-type="float">
            <text:p>0.06265664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66" calcext:value-type="float">
            <text:p>766</text:p>
          </table:table-cell>
          <table:table-cell table:formula="of:=ABS([.A94]-[.B94])/[.A94]" office:value-type="float" office:value="0.145089285714286" calcext:value-type="float">
            <text:p>0.145089285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32</text:p>
          </table:table-cell>
          <table:table-cell office:value-type="float" office:value="780" calcext:value-type="float">
            <text:p>780</text:p>
          </table:table-cell>
          <table:table-cell table:formula="of:=ABS([.A95]-[.B95])/[.A95]" office:value-type="float" office:value="0.31095406360424" calcext:value-type="float">
            <text:p>0.3109540636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693" calcext:value-type="float">
            <text:p>1693</text:p>
          </table:table-cell>
          <table:table-cell table:formula="of:=ABS([.A96]-[.B96])/[.A96]" office:value-type="float" office:value="0.408485856905158" calcext:value-type="float">
            <text:p>0.408485856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06</text:p>
          </table:table-cell>
          <table:table-cell office:value-type="float" office:value="867" calcext:value-type="float">
            <text:p>867</text:p>
          </table:table-cell>
          <table:table-cell table:formula="of:=ABS([.A97]-[.B97])/[.A97]" office:value-type="float" office:value="0.043046357615894" calcext:value-type="float">
            <text:p>0.04304635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55" calcext:value-type="float">
            <text:p>755</text:p>
          </table:table-cell>
          <table:table-cell table:formula="of:=ABS([.A98]-[.B98])/[.A98]" office:value-type="float" office:value="0.0644361833952912" calcext:value-type="float">
            <text:p>0.0644361834</text:p>
          </table:table-cell>
          <table:table-cell table:number-columns-repeated="3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778" calcext:value-type="float">
            <text:p>1778</text:p>
          </table:table-cell>
          <table:table-cell table:formula="of:=ABS([.A99]-[.B99])/[.A99]" office:value-type="float" office:value="0.162851536952256" calcext:value-type="float">
            <text:p>0.162851537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538" calcext:value-type="float">
            <text:p>1538</text:p>
          </table:table-cell>
          <table:table-cell table:formula="of:=ABS([.A100]-[.B100])/[.A100]" office:value-type="float" office:value="0.841916167664671" calcext:value-type="float">
            <text:p>0.8419161677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209" calcext:value-type="float">
            <text:p>2209</text:p>
          </table:table-cell>
          <table:table-cell table:formula="of:=ABS([.A101]-[.B101])/[.A101]" office:value-type="float" office:value="0.130314960629921" calcext:value-type="float">
            <text:p>0.1303149606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642" calcext:value-type="float">
            <text:p>1642</text:p>
          </table:table-cell>
          <table:table-cell table:formula="of:=ABS([.A102]-[.B102])/[.A102]" office:value-type="float" office:value="1.2965034965035" calcext:value-type="float">
            <text:p>1.296503496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90" calcext:value-type="float">
            <text:p>790</text:p>
          </table:table-cell>
          <table:table-cell table:formula="of:=ABS([.A103]-[.B103])/[.A103]" office:value-type="float" office:value="0.259968102073365" calcext:value-type="float">
            <text:p>0.25996810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70" calcext:value-type="float">
            <text:p>770</text:p>
          </table:table-cell>
          <table:table-cell table:formula="of:=ABS([.A104]-[.B104])/[.A104]" office:value-type="float" office:value="0.228070175438596" calcext:value-type="float">
            <text:p>0.2280701754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696" calcext:value-type="float">
            <text:p>1696</text:p>
          </table:table-cell>
          <table:table-cell table:formula="of:=ABS([.A105]-[.B105])/[.A105]" office:value-type="float" office:value="1.40226628895184" calcext:value-type="float">
            <text:p>1.4022662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7" calcext:value-type="float">
            <text:p>747</text:p>
          </table:table-cell>
          <table:table-cell table:formula="of:=ABS([.A106]-[.B106])/[.A106]" office:value-type="float" office:value="0.191387559808612" calcext:value-type="float">
            <text:p>0.1913875598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569" calcext:value-type="float">
            <text:p>1569</text:p>
          </table:table-cell>
          <table:table-cell table:formula="of:=ABS([.A107]-[.B107])/[.A107]" office:value-type="float" office:value="1.19440559440559" calcext:value-type="float">
            <text:p>1.19440559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69" calcext:value-type="float">
            <text:p>769</text:p>
          </table:table-cell>
          <table:table-cell table:formula="of:=ABS([.A108]-[.B108])/[.A108]" office:value-type="float" office:value="0.226475279106858" calcext:value-type="float">
            <text:p>0.226475279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84" calcext:value-type="float">
            <text:p>884</text:p>
          </table:table-cell>
          <table:table-cell table:formula="of:=ABS([.A109]-[.B109])/[.A109]" office:value-type="float" office:value="0.0133928571428571" calcext:value-type="float">
            <text:p>0.01339285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7" calcext:value-type="float">
            <text:p>757</text:p>
          </table:table-cell>
          <table:table-cell table:formula="of:=ABS([.A110]-[.B110])/[.A110]" office:value-type="float" office:value="0.207336523125997" calcext:value-type="float">
            <text:p>0.20733652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59" calcext:value-type="float">
            <text:p>759</text:p>
          </table:table-cell>
          <table:table-cell table:formula="of:=ABS([.A111]-[.B111])/[.A111]" office:value-type="float" office:value="0.0585774058577406" calcext:value-type="float">
            <text:p>0.05857740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2" calcext:value-type="float">
            <text:p>742</text:p>
          </table:table-cell>
          <table:table-cell table:formula="of:=ABS([.A112]-[.B112])/[.A112]" office:value-type="float" office:value="0.18341307814992" calcext:value-type="float">
            <text:p>0.18341307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41" calcext:value-type="float">
            <text:p>841</text:p>
          </table:table-cell>
          <table:table-cell table:formula="of:=ABS([.A113]-[.B113])/[.A113]" office:value-type="float" office:value="0.0421313506815366" calcext:value-type="float">
            <text:p>0.04213135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49</text:p>
          </table:table-cell>
          <table:table-cell office:value-type="float" office:value="745" calcext:value-type="float">
            <text:p>745</text:p>
          </table:table-cell>
          <table:table-cell table:formula="of:=ABS([.A114]-[.B114])/[.A114]" office:value-type="float" office:value="0.122497055359246" calcext:value-type="float">
            <text:p>0.12249705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73" calcext:value-type="float">
            <text:p>773</text:p>
          </table:table-cell>
          <table:table-cell table:formula="of:=ABS([.A115]-[.B115])/[.A115]" office:value-type="float" office:value="0.232854864433812" calcext:value-type="float">
            <text:p>0.23285486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38</text:p>
          </table:table-cell>
          <table:table-cell office:value-type="float" office:value="776" calcext:value-type="float">
            <text:p>776</text:p>
          </table:table-cell>
          <table:table-cell table:formula="of:=ABS([.A116]-[.B116])/[.A116]" office:value-type="float" office:value="0.252408477842004" calcext:value-type="float">
            <text:p>0.2524084778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713" calcext:value-type="float">
            <text:p>1713</text:p>
          </table:table-cell>
          <table:table-cell table:formula="of:=ABS([.A117]-[.B117])/[.A117]" office:value-type="float" office:value="0.0381818181818182" calcext:value-type="float">
            <text:p>0.038181818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86" calcext:value-type="float">
            <text:p>786</text:p>
          </table:table-cell>
          <table:table-cell table:formula="of:=ABS([.A118]-[.B118])/[.A118]" office:value-type="float" office:value="0.0260223048327138" calcext:value-type="float">
            <text:p>0.0260223048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579" calcext:value-type="float">
            <text:p>1579</text:p>
          </table:table-cell>
          <table:table-cell table:formula="of:=ABS([.A119]-[.B119])/[.A119]" office:value-type="float" office:value="0.31473771856786" calcext:value-type="float">
            <text:p>0.31473771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50" calcext:value-type="float">
            <text:p>750</text:p>
          </table:table-cell>
          <table:table-cell table:formula="of:=ABS([.A120]-[.B120])/[.A120]" office:value-type="float" office:value="0.162946428571429" calcext:value-type="float">
            <text:p>0.16294642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42" calcext:value-type="float">
            <text:p>742</text:p>
          </table:table-cell>
          <table:table-cell table:formula="of:=ABS([.A121]-[.B121])/[.A121]" office:value-type="float" office:value="0.0348675034867503" calcext:value-type="float">
            <text:p>0.03486750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34</text:p>
          </table:table-cell>
          <table:table-cell office:value-type="float" office:value="807" calcext:value-type="float">
            <text:p>807</text:p>
          </table:table-cell>
          <table:table-cell table:formula="of:=ABS([.A122]-[.B122])/[.A122]" office:value-type="float" office:value="0.135974304068522" calcext:value-type="float">
            <text:p>0.1359743041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1692" calcext:value-type="float">
            <text:p>1692</text:p>
          </table:table-cell>
          <table:table-cell table:formula="of:=ABS([.A123]-[.B123])/[.A123]" office:value-type="float" office:value="0.338545738858483" calcext:value-type="float">
            <text:p>0.33854573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84" calcext:value-type="float">
            <text:p>784</text:p>
          </table:table-cell>
          <table:table-cell table:formula="of:=ABS([.A124]-[.B124])/[.A124]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66" calcext:value-type="float">
            <text:p>766</text:p>
          </table:table-cell>
          <table:table-cell table:formula="of:=ABS([.A125]-[.B125])/[.A125]" office:value-type="float" office:value="0.0683403068340307" calcext:value-type="float">
            <text:p>0.068340306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83" calcext:value-type="float">
            <text:p>783</text:p>
          </table:table-cell>
          <table:table-cell table:formula="of:=ABS([.A126]-[.B126])/[.A126]" office:value-type="float" office:value="0.0297397769516729" calcext:value-type="float">
            <text:p>0.029739777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289" calcext:value-type="float">
            <text:p>2289</text:p>
          </table:table-cell>
          <table:table-cell table:formula="of:=ABS([.A127]-[.B127])/[.A127]" office:value-type="float" office:value="1.1696682464455" calcext:value-type="float">
            <text:p>1.169668246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77" calcext:value-type="float">
            <text:p>777</text:p>
          </table:table-cell>
          <table:table-cell table:formula="of:=ABS([.A128]-[.B128])/[.A128]" office:value-type="float" office:value="0.239234449760766" calcext:value-type="float">
            <text:p>0.2392344498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759" calcext:value-type="float">
            <text:p>1759</text:p>
          </table:table-cell>
          <table:table-cell table:formula="of:=ABS([.A129]-[.B129])/[.A129]" office:value-type="float" office:value="0.387223974763407" calcext:value-type="float">
            <text:p>0.38722397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70" calcext:value-type="float">
            <text:p>870</text:p>
          </table:table-cell>
          <table:table-cell table:formula="of:=ABS([.A130]-[.B130])/[.A130]" office:value-type="float" office:value="0.0290178571428571" calcext:value-type="float">
            <text:p>0.02901785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60" calcext:value-type="float">
            <text:p>760</text:p>
          </table:table-cell>
          <table:table-cell table:formula="of:=ABS([.A131]-[.B131])/[.A131]" office:value-type="float" office:value="0.0599721059972106" calcext:value-type="float">
            <text:p>0.0599721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62" calcext:value-type="float">
            <text:p>762</text:p>
          </table:table-cell>
          <table:table-cell table:formula="of:=ABS([.A132]-[.B132])/[.A132]" office:value-type="float" office:value="0.149553571428571" calcext:value-type="float">
            <text:p>0.1495535714</text:p>
          </table:table-cell>
          <table:table-cell table:number-columns-repeated="3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1713" calcext:value-type="float">
            <text:p>1713</text:p>
          </table:table-cell>
          <table:table-cell table:formula="of:=ABS([.A133]-[.B133])/[.A133]" office:value-type="float" office:value="0.229419703103914" calcext:value-type="float">
            <text:p>0.2294197031</text:p>
          </table:table-cell>
          <table:table-cell table:number-columns-repeated="3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398" calcext:value-type="float">
            <text:p>2398</text:p>
          </table:table-cell>
          <table:table-cell table:formula="of:=ABS([.A134]-[.B134])/[.A134]" office:value-type="float" office:value="0.604013377926421" calcext:value-type="float">
            <text:p>0.604013377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07" calcext:value-type="float">
            <text:p>807</text:p>
          </table:table-cell>
          <table:table-cell table:formula="of:=ABS([.A135]-[.B135])/[.A135]" office:value-type="float" office:value="0.287081339712919" calcext:value-type="float">
            <text:p>0.2870813397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926" calcext:value-type="float">
            <text:p>1926</text:p>
          </table:table-cell>
          <table:table-cell table:formula="of:=ABS([.A136]-[.B136])/[.A136]" office:value-type="float" office:value="0.0015600624024961" calcext:value-type="float">
            <text:p>0.00156006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51" calcext:value-type="float">
            <text:p>851</text:p>
          </table:table-cell>
          <table:table-cell table:formula="of:=ABS([.A137]-[.B137])/[.A137]" office:value-type="float" office:value="0.35725677830941" calcext:value-type="float">
            <text:p>0.357256778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50" calcext:value-type="float">
            <text:p>750</text:p>
          </table:table-cell>
          <table:table-cell table:formula="of:=ABS([.A138]-[.B138])/[.A138]" office:value-type="float" office:value="0.0460251046025105" calcext:value-type="float">
            <text:p>0.0460251046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542" calcext:value-type="float">
            <text:p>1542</text:p>
          </table:table-cell>
          <table:table-cell table:formula="of:=ABS([.A139]-[.B139])/[.A139]" office:value-type="float" office:value="1.15664335664336" calcext:value-type="float">
            <text:p>1.1566433566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1845" calcext:value-type="float">
            <text:p>1845</text:p>
          </table:table-cell>
          <table:table-cell table:formula="of:=ABS([.A140]-[.B140])/[.A140]" office:value-type="float" office:value="0.288743253662298" calcext:value-type="float">
            <text:p>0.2887432537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676" calcext:value-type="float">
            <text:p>1676</text:p>
          </table:table-cell>
          <table:table-cell table:formula="of:=ABS([.A141]-[.B141])/[.A141]" office:value-type="float" office:value="0.108510638297872" calcext:value-type="float">
            <text:p>0.1085106383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2350" calcext:value-type="float">
            <text:p>2350</text:p>
          </table:table-cell>
          <table:table-cell table:formula="of:=ABS([.A142]-[.B142])/[.A142]" office:value-type="float" office:value="0.101681957186544" calcext:value-type="float">
            <text:p>0.1016819572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692" calcext:value-type="float">
            <text:p>1692</text:p>
          </table:table-cell>
          <table:table-cell table:formula="of:=ABS([.A143]-[.B143])/[.A143]" office:value-type="float" office:value="0.133196721311475" calcext:value-type="float">
            <text:p>0.13319672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53" calcext:value-type="float">
            <text:p>753</text:p>
          </table:table-cell>
          <table:table-cell table:formula="of:=ABS([.A144]-[.B144])/[.A144]" office:value-type="float" office:value="0.0669144981412639" calcext:value-type="float">
            <text:p>0.06691449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47" calcext:value-type="float">
            <text:p>747</text:p>
          </table:table-cell>
          <table:table-cell table:formula="of:=ABS([.A145]-[.B145])/[.A145]" office:value-type="float" office:value="0.0743494423791822" calcext:value-type="float">
            <text:p>0.0743494424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559" calcext:value-type="float">
            <text:p>1559</text:p>
          </table:table-cell>
          <table:table-cell table:formula="of:=ABS([.A146]-[.B146])/[.A146]" office:value-type="float" office:value="0.538993089832182" calcext:value-type="float">
            <text:p>0.538993089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50" calcext:value-type="float">
            <text:p>750</text:p>
          </table:table-cell>
          <table:table-cell table:formula="of:=ABS([.A147]-[.B147])/[.A147]" office:value-type="float" office:value="0.0460251046025105" calcext:value-type="float">
            <text:p>0.04602510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86" calcext:value-type="float">
            <text:p>786</text:p>
          </table:table-cell>
          <table:table-cell table:formula="of:=ABS([.A148]-[.B148])/[.A148]" office:value-type="float" office:value="0.253588516746411" calcext:value-type="float">
            <text:p>0.25358851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32</text:p>
          </table:table-cell>
          <table:table-cell office:value-type="float" office:value="850" calcext:value-type="float">
            <text:p>850</text:p>
          </table:table-cell>
          <table:table-cell table:formula="of:=ABS([.A149]-[.B149])/[.A149]" office:value-type="float" office:value="0.249116607773852" calcext:value-type="float">
            <text:p>0.2491166078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890" calcext:value-type="float">
            <text:p>1890</text:p>
          </table:table-cell>
          <table:table-cell table:formula="of:=ABS([.A150]-[.B150])/[.A150]" office:value-type="float" office:value="1.64335664335664" calcext:value-type="float">
            <text:p>1.6433566434</text:p>
          </table:table-cell>
          <table:table-cell table:number-columns-repeated="3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2345" calcext:value-type="float">
            <text:p>2345</text:p>
          </table:table-cell>
          <table:table-cell table:formula="of:=ABS([.A151]-[.B151])/[.A151]" office:value-type="float" office:value="0.293035875791378" calcext:value-type="float">
            <text:p>0.293035875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70" calcext:value-type="float">
            <text:p>870</text:p>
          </table:table-cell>
          <table:table-cell table:formula="of:=ABS([.A152]-[.B152])/[.A152]" office:value-type="float" office:value="0.38755980861244" calcext:value-type="float">
            <text:p>0.38755980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931" calcext:value-type="float">
            <text:p>931</text:p>
          </table:table-cell>
          <table:table-cell table:formula="of:=ABS([.A153]-[.B153])/[.A153]" office:value-type="float" office:value="0.0390625" calcext:value-type="float">
            <text:p>0.0390625</text:p>
          </table:table-cell>
          <table:table-cell table:number-columns-repeated="3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707" calcext:value-type="float">
            <text:p>1707</text:p>
          </table:table-cell>
          <table:table-cell table:formula="of:=ABS([.A154]-[.B154])/[.A154]" office:value-type="float" office:value="0.079696394686907" calcext:value-type="float">
            <text:p>0.0796963947</text:p>
          </table:table-cell>
          <table:table-cell table:number-columns-repeated="3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966" calcext:value-type="float">
            <text:p>1966</text:p>
          </table:table-cell>
          <table:table-cell table:formula="of:=ABS([.A155]-[.B155])/[.A155]" office:value-type="float" office:value="0.212083847102343" calcext:value-type="float">
            <text:p>0.21208384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51" calcext:value-type="float">
            <text:p>851</text:p>
          </table:table-cell>
          <table:table-cell table:formula="of:=ABS([.A156]-[.B156])/[.A156]" office:value-type="float" office:value="0.0502232142857143" calcext:value-type="float">
            <text:p>0.05022321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8" calcext:value-type="float">
            <text:p>748</text:p>
          </table:table-cell>
          <table:table-cell table:formula="of:=ABS([.A157]-[.B157])/[.A157]" office:value-type="float" office:value="0.192982456140351" calcext:value-type="float">
            <text:p>0.1929824561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53" calcext:value-type="float">
            <text:p>1653</text:p>
          </table:table-cell>
          <table:table-cell table:formula="of:=ABS([.A158]-[.B158])/[.A158]" office:value-type="float" office:value="0.979640718562874" calcext:value-type="float">
            <text:p>0.9796407186</text:p>
          </table:table-cell>
          <table:table-cell table:number-columns-repeated="3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960" calcext:value-type="float">
            <text:p>1960</text:p>
          </table:table-cell>
          <table:table-cell table:formula="of:=ABS([.A159]-[.B159])/[.A159]" office:value-type="float" office:value="0.118721461187215" calcext:value-type="float">
            <text:p>0.118721461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551" calcext:value-type="float">
            <text:p>1551</text:p>
          </table:table-cell>
          <table:table-cell table:formula="of:=ABS([.A160]-[.B160])/[.A160]" office:value-type="float" office:value="0.970775095298602" calcext:value-type="float">
            <text:p>0.9707750953</text:p>
          </table:table-cell>
          <table:table-cell table:number-columns-repeated="3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553" calcext:value-type="float">
            <text:p>1553</text:p>
          </table:table-cell>
          <table:table-cell table:formula="of:=ABS([.A161]-[.B161])/[.A161]" office:value-type="float" office:value="0.564742152466368" calcext:value-type="float">
            <text:p>0.56474215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86</text:p>
          </table:table-cell>
          <table:table-cell office:value-type="float" office:value="755" calcext:value-type="float">
            <text:p>755</text:p>
          </table:table-cell>
          <table:table-cell table:formula="of:=ABS([.A162]-[.B162])/[.A162]" office:value-type="float" office:value="0.234279918864097" calcext:value-type="float">
            <text:p>0.23427991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2" calcext:value-type="float">
            <text:p>752</text:p>
          </table:table-cell>
          <table:table-cell table:formula="of:=ABS([.A163]-[.B163])/[.A163]" office:value-type="float" office:value="0.199362041467305" calcext:value-type="float">
            <text:p>0.19936204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7" calcext:value-type="float">
            <text:p>747</text:p>
          </table:table-cell>
          <table:table-cell table:formula="of:=ABS([.A164]-[.B164])/[.A164]" office:value-type="float" office:value="0.191387559808612" calcext:value-type="float">
            <text:p>0.1913875598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734" calcext:value-type="float">
            <text:p>1734</text:p>
          </table:table-cell>
          <table:table-cell table:formula="of:=ABS([.A165]-[.B165])/[.A165]" office:value-type="float" office:value="0.271260997067449" calcext:value-type="float">
            <text:p>0.27126099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71" calcext:value-type="float">
            <text:p>871</text:p>
          </table:table-cell>
          <table:table-cell table:formula="of:=ABS([.A166]-[.B166])/[.A166]" office:value-type="float" office:value="0.0279017857142857" calcext:value-type="float">
            <text:p>0.0279017857</text:p>
          </table:table-cell>
          <table:table-cell table:number-columns-repeated="3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568" calcext:value-type="float">
            <text:p>1568</text:p>
          </table:table-cell>
          <table:table-cell table:formula="of:=ABS([.A167]-[.B167])/[.A167]" office:value-type="float" office:value="0.0514216575922565" calcext:value-type="float">
            <text:p>0.05142165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61" calcext:value-type="float">
            <text:p>761</text:p>
          </table:table-cell>
          <table:table-cell table:formula="of:=ABS([.A168]-[.B168])/[.A168]" office:value-type="float" office:value="0.213716108452951" calcext:value-type="float">
            <text:p>0.213716108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2" calcext:value-type="float">
            <text:p>752</text:p>
          </table:table-cell>
          <table:table-cell table:formula="of:=ABS([.A169]-[.B169])/[.A169]" office:value-type="float" office:value="0.199362041467305" calcext:value-type="float">
            <text:p>0.1993620415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666" calcext:value-type="float">
            <text:p>1666</text:p>
          </table:table-cell>
          <table:table-cell table:formula="of:=ABS([.A170]-[.B170])/[.A170]" office:value-type="float" office:value="0.64461994076999" calcext:value-type="float">
            <text:p>0.6446199408</text:p>
          </table:table-cell>
          <table:table-cell table:number-columns-repeated="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685" calcext:value-type="float">
            <text:p>1685</text:p>
          </table:table-cell>
          <table:table-cell table:formula="of:=ABS([.A171]-[.B171])/[.A171]" office:value-type="float" office:value="0.130098089829633" calcext:value-type="float">
            <text:p>0.130098089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7" calcext:value-type="float">
            <text:p>747</text:p>
          </table:table-cell>
          <table:table-cell table:formula="of:=ABS([.A172]-[.B172])/[.A172]" office:value-type="float" office:value="0.191387559808612" calcext:value-type="float">
            <text:p>0.191387559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63" calcext:value-type="float">
            <text:p>763</text:p>
          </table:table-cell>
          <table:table-cell table:formula="of:=ABS([.A173]-[.B173])/[.A173]" office:value-type="float" office:value="0.216905901116427" calcext:value-type="float">
            <text:p>0.21690590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52" calcext:value-type="float">
            <text:p>752</text:p>
          </table:table-cell>
          <table:table-cell table:formula="of:=ABS([.A174]-[.B174])/[.A174]" office:value-type="float" office:value="0.0488145048814505" calcext:value-type="float">
            <text:p>0.0488145049</text:p>
          </table:table-cell>
          <table:table-cell table:number-columns-repeated="3"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2404" calcext:value-type="float">
            <text:p>2404</text:p>
          </table:table-cell>
          <table:table-cell table:formula="of:=ABS([.A175]-[.B175])/[.A175]" office:value-type="float" office:value="0.385480572597137" calcext:value-type="float">
            <text:p>0.3854805726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551" calcext:value-type="float">
            <text:p>1551</text:p>
          </table:table-cell>
          <table:table-cell table:formula="of:=ABS([.A176]-[.B176])/[.A176]" office:value-type="float" office:value="0.157462686567164" calcext:value-type="float">
            <text:p>0.157462686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51" calcext:value-type="float">
            <text:p>851</text:p>
          </table:table-cell>
          <table:table-cell table:formula="of:=ABS([.A177]-[.B177])/[.A177]" office:value-type="float" office:value="0.35725677830941" calcext:value-type="float">
            <text:p>0.3572567783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573" calcext:value-type="float">
            <text:p>1573</text:p>
          </table:table-cell>
          <table:table-cell table:formula="of:=ABS([.A178]-[.B178])/[.A178]" office:value-type="float" office:value="0.165185185185185" calcext:value-type="float">
            <text:p>0.1651851852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568" calcext:value-type="float">
            <text:p>1568</text:p>
          </table:table-cell>
          <table:table-cell table:formula="of:=ABS([.A179]-[.B179])/[.A179]" office:value-type="float" office:value="0.547877591312932" calcext:value-type="float">
            <text:p>0.5478775913</text:p>
          </table:table-cell>
          <table:table-cell table:number-columns-repeated="3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2754" calcext:value-type="float">
            <text:p>2754</text:p>
          </table:table-cell>
          <table:table-cell table:formula="of:=ABS([.A180]-[.B180])/[.A180]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673" calcext:value-type="float">
            <text:p>1673</text:p>
          </table:table-cell>
          <table:table-cell table:formula="of:=ABS([.A181]-[.B181])/[.A181]" office:value-type="float" office:value="0.277099236641221" calcext:value-type="float">
            <text:p>0.2770992366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559" calcext:value-type="float">
            <text:p>1559</text:p>
          </table:table-cell>
          <table:table-cell table:formula="of:=ABS([.A182]-[.B182])/[.A182]" office:value-type="float" office:value="0.867065868263473" calcext:value-type="float">
            <text:p>0.8670658683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728" calcext:value-type="float">
            <text:p>1728</text:p>
          </table:table-cell>
          <table:table-cell table:formula="of:=ABS([.A183]-[.B183])/[.A183]" office:value-type="float" office:value="0.449664429530201" calcext:value-type="float">
            <text:p>0.449664429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44" calcext:value-type="float">
            <text:p>744</text:p>
          </table:table-cell>
          <table:table-cell table:formula="of:=ABS([.A184]-[.B184])/[.A184]" office:value-type="float" office:value="0.0376569037656904" calcext:value-type="float">
            <text:p>0.0376569038</text:p>
          </table:table-cell>
          <table:table-cell table:number-columns-repeated="3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2495" calcext:value-type="float">
            <text:p>2495</text:p>
          </table:table-cell>
          <table:table-cell table:formula="of:=ABS([.A185]-[.B185])/[.A185]" office:value-type="float" office:value="0.153376314896505" calcext:value-type="float">
            <text:p>0.1533763149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492" calcext:value-type="float">
            <text:p>2492</text:p>
          </table:table-cell>
          <table:table-cell table:formula="of:=ABS([.A186]-[.B186])/[.A186]" office:value-type="float" office:value="0.297241020301926" calcext:value-type="float">
            <text:p>0.2972410203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2482" calcext:value-type="float">
            <text:p>2482</text:p>
          </table:table-cell>
          <table:table-cell table:formula="of:=ABS([.A187]-[.B187])/[.A187]" office:value-type="float" office:value="0.132299270072993" calcext:value-type="float">
            <text:p>0.1322992701</text:p>
          </table:table-cell>
          <table:table-cell table:number-columns-repeated="3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573" calcext:value-type="float">
            <text:p>1573</text:p>
          </table:table-cell>
          <table:table-cell table:formula="of:=ABS([.A188]-[.B188])/[.A188]" office:value-type="float" office:value="0.348654244306418" calcext:value-type="float">
            <text:p>0.34865424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50" calcext:value-type="float">
            <text:p>750</text:p>
          </table:table-cell>
          <table:table-cell table:formula="of:=ABS([.A189]-[.B189])/[.A189]" office:value-type="float" office:value="0.0460251046025105" calcext:value-type="float">
            <text:p>0.04602510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57" calcext:value-type="float">
            <text:p>757</text:p>
          </table:table-cell>
          <table:table-cell table:formula="of:=ABS([.A190]-[.B190])/[.A190]" office:value-type="float" office:value="0.155133928571429" calcext:value-type="float">
            <text:p>0.15513392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56" calcext:value-type="float">
            <text:p>756</text:p>
          </table:table-cell>
          <table:table-cell table:formula="of:=ABS([.A191]-[.B191])/[.A191]" office:value-type="float" office:value="0.0631970260223048" calcext:value-type="float">
            <text:p>0.0631970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50" calcext:value-type="float">
            <text:p>750</text:p>
          </table:table-cell>
          <table:table-cell table:formula="of:=ABS([.A192]-[.B192])/[.A192]" office:value-type="float" office:value="0.0706319702602231" calcext:value-type="float">
            <text:p>0.07063197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53" calcext:value-type="float">
            <text:p>753</text:p>
          </table:table-cell>
          <table:table-cell table:formula="of:=ABS([.A193]-[.B193])/[.A193]" office:value-type="float" office:value="0.0669144981412639" calcext:value-type="float">
            <text:p>0.06691449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7" calcext:value-type="float">
            <text:p>757</text:p>
          </table:table-cell>
          <table:table-cell table:formula="of:=ABS([.A194]-[.B194])/[.A194]" office:value-type="float" office:value="0.207336523125997" calcext:value-type="float">
            <text:p>0.2073365231</text:p>
          </table:table-cell>
          <table:table-cell table:number-columns-repeated="3"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2773" calcext:value-type="float">
            <text:p>2773</text:p>
          </table:table-cell>
          <table:table-cell table:formula="of:=ABS([.A195]-[.B195])/[.A195]" office:value-type="float" office:value="0.312422514257377" calcext:value-type="float">
            <text:p>0.31242251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3" calcext:value-type="float">
            <text:p>753</text:p>
          </table:table-cell>
          <table:table-cell table:formula="of:=ABS([.A196]-[.B196])/[.A196]" office:value-type="float" office:value="0.200956937799043" calcext:value-type="float">
            <text:p>0.200956937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78" calcext:value-type="float">
            <text:p>878</text:p>
          </table:table-cell>
          <table:table-cell table:formula="of:=ABS([.A197]-[.B197])/[.A197]" office:value-type="float" office:value="0.0879801734820322" calcext:value-type="float">
            <text:p>0.08798017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22" calcext:value-type="float">
            <text:p>822</text:p>
          </table:table-cell>
          <table:table-cell table:formula="of:=ABS([.A198]-[.B198])/[.A198]" office:value-type="float" office:value="0.0185873605947955" calcext:value-type="float">
            <text:p>0.01858736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77" calcext:value-type="float">
            <text:p>777</text:p>
          </table:table-cell>
          <table:table-cell table:formula="of:=ABS([.A199]-[.B199])/[.A199]" office:value-type="float" office:value="0.239234449760766" calcext:value-type="float">
            <text:p>0.239234449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49" calcext:value-type="float">
            <text:p>749</text:p>
          </table:table-cell>
          <table:table-cell table:formula="of:=ABS([.A200]-[.B200])/[.A200]" office:value-type="float" office:value="0.0718711276332094" calcext:value-type="float">
            <text:p>0.0718711276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941" calcext:value-type="float">
            <text:p>1941</text:p>
          </table:table-cell>
          <table:table-cell table:formula="of:=ABS([.A201]-[.B201])/[.A201]" office:value-type="float" office:value="1.32455089820359" calcext:value-type="float">
            <text:p>1.3245508982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746" calcext:value-type="float">
            <text:p>1746</text:p>
          </table:table-cell>
          <table:table-cell table:formula="of:=ABS([.A202]-[.B202])/[.A202]" office:value-type="float" office:value="0.0459016393442623" calcext:value-type="float">
            <text:p>0.045901639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4" calcext:value-type="float">
            <text:p>754</text:p>
          </table:table-cell>
          <table:table-cell table:formula="of:=ABS([.A203]-[.B203])/[.A203]" office:value-type="float" office:value="0.202551834130781" calcext:value-type="float">
            <text:p>0.20255183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95" calcext:value-type="float">
            <text:p>795</text:p>
          </table:table-cell>
          <table:table-cell table:formula="of:=ABS([.A204]-[.B204])/[.A204]" office:value-type="float" office:value="0.112723214285714" calcext:value-type="float">
            <text:p>0.11272321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92</text:p>
          </table:table-cell>
          <table:table-cell office:value-type="float" office:value="898" calcext:value-type="float">
            <text:p>898</text:p>
          </table:table-cell>
          <table:table-cell table:formula="of:=ABS([.A205]-[.B205])/[.A205]" office:value-type="float" office:value="0.133838383838384" calcext:value-type="float">
            <text:p>0.13383838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92</text:p>
          </table:table-cell>
          <table:table-cell office:value-type="float" office:value="866" calcext:value-type="float">
            <text:p>866</text:p>
          </table:table-cell>
          <table:table-cell table:formula="of:=ABS([.A206]-[.B206])/[.A206]" office:value-type="float" office:value="0.0934343434343434" calcext:value-type="float">
            <text:p>0.0934343434</text:p>
          </table:table-cell>
          <table:table-cell table:number-columns-repeated="3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630" calcext:value-type="float">
            <text:p>1630</text:p>
          </table:table-cell>
          <table:table-cell table:formula="of:=ABS([.A207]-[.B207])/[.A207]" office:value-type="float" office:value="0.0605074821080026" calcext:value-type="float">
            <text:p>0.0605074821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351" calcext:value-type="float">
            <text:p>2351</text:p>
          </table:table-cell>
          <table:table-cell table:formula="of:=ABS([.A208]-[.B208])/[.A208]" office:value-type="float" office:value="1.33930348258706" calcext:value-type="float">
            <text:p>1.3393034826</text:p>
          </table:table-cell>
          <table:table-cell table:number-columns-repeated="3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2502" calcext:value-type="float">
            <text:p>2502</text:p>
          </table:table-cell>
          <table:table-cell table:formula="of:=ABS([.A209]-[.B209])/[.A209]" office:value-type="float" office:value="0.360102301790281" calcext:value-type="float">
            <text:p>0.36010230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92</text:p>
          </table:table-cell>
          <table:table-cell office:value-type="float" office:value="898" calcext:value-type="float">
            <text:p>898</text:p>
          </table:table-cell>
          <table:table-cell table:formula="of:=ABS([.A210]-[.B210])/[.A210]" office:value-type="float" office:value="0.133838383838384" calcext:value-type="float">
            <text:p>0.1338383838</text:p>
          </table:table-cell>
          <table:table-cell table:number-columns-repeated="3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1751" calcext:value-type="float">
            <text:p>1751</text:p>
          </table:table-cell>
          <table:table-cell table:formula="of:=ABS([.A211]-[.B211])/[.A211]" office:value-type="float" office:value="0.46842744383728" calcext:value-type="float">
            <text:p>0.4684274438</text:p>
          </table:table-cell>
          <table:table-cell table:number-columns-repeated="3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656" calcext:value-type="float">
            <text:p>1656</text:p>
          </table:table-cell>
          <table:table-cell table:formula="of:=ABS([.A212]-[.B212])/[.A212]" office:value-type="float" office:value="0.220705882352941" calcext:value-type="float">
            <text:p>0.22070588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5" calcext:value-type="float">
            <text:p>745</text:p>
          </table:table-cell>
          <table:table-cell table:formula="of:=ABS([.A213]-[.B213])/[.A213]" office:value-type="float" office:value="0.188197767145136" calcext:value-type="float">
            <text:p>0.1881977671</text:p>
          </table:table-cell>
          <table:table-cell table:number-columns-repeated="3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1638" calcext:value-type="float">
            <text:p>1638</text:p>
          </table:table-cell>
          <table:table-cell table:formula="of:=ABS([.A214]-[.B214])/[.A214]" office:value-type="float" office:value="0.337646583097452" calcext:value-type="float">
            <text:p>0.33764658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06" calcext:value-type="float">
            <text:p>806</text:p>
          </table:table-cell>
          <table:table-cell table:formula="of:=ABS([.A215]-[.B215])/[.A215]" office:value-type="float" office:value="0.28548644338118" calcext:value-type="float">
            <text:p>0.28548644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52" calcext:value-type="float">
            <text:p>752</text:p>
          </table:table-cell>
          <table:table-cell table:formula="of:=ABS([.A216]-[.B216])/[.A216]" office:value-type="float" office:value="0.0681536555142503" calcext:value-type="float">
            <text:p>0.0681536555</text:p>
          </table:table-cell>
          <table:table-cell table:number-columns-repeated="3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2028" calcext:value-type="float">
            <text:p>2028</text:p>
          </table:table-cell>
          <table:table-cell table:formula="of:=ABS([.A217]-[.B217])/[.A217]" office:value-type="float" office:value="0.251384274640089" calcext:value-type="float">
            <text:p>0.25138427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60" calcext:value-type="float">
            <text:p>760</text:p>
          </table:table-cell>
          <table:table-cell table:formula="of:=ABS([.A218]-[.B218])/[.A218]" office:value-type="float" office:value="0.212121212121212" calcext:value-type="float">
            <text:p>0.2121212121</text:p>
          </table:table-cell>
          <table:table-cell table:number-columns-repeated="3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2566" calcext:value-type="float">
            <text:p>2566</text:p>
          </table:table-cell>
          <table:table-cell table:formula="of:=ABS([.A219]-[.B219])/[.A219]" office:value-type="float" office:value="0.0897481376374601" calcext:value-type="float">
            <text:p>0.08974813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62" calcext:value-type="float">
            <text:p>762</text:p>
          </table:table-cell>
          <table:table-cell table:formula="of:=ABS([.A220]-[.B220])/[.A220]" office:value-type="float" office:value="0.149553571428571" calcext:value-type="float">
            <text:p>0.1495535714</text:p>
          </table:table-cell>
          <table:table-cell table:number-columns-repeated="3"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1702" calcext:value-type="float">
            <text:p>1702</text:p>
          </table:table-cell>
          <table:table-cell table:formula="of:=ABS([.A221]-[.B221])/[.A221]" office:value-type="float" office:value="0.47887323943662" calcext:value-type="float">
            <text:p>0.478873239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47" calcext:value-type="float">
            <text:p>847</text:p>
          </table:table-cell>
          <table:table-cell table:formula="of:=ABS([.A222]-[.B222])/[.A222]" office:value-type="float" office:value="0.0546875" calcext:value-type="float">
            <text:p>0.05468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45" calcext:value-type="float">
            <text:p>845</text:p>
          </table:table-cell>
          <table:table-cell table:formula="of:=ABS([.A223]-[.B223])/[.A223]" office:value-type="float" office:value="0.0569196428571429" calcext:value-type="float">
            <text:p>0.0569196429</text:p>
          </table:table-cell>
          <table:table-cell table:number-columns-repeated="3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2708" calcext:value-type="float">
            <text:p>2708</text:p>
          </table:table-cell>
          <table:table-cell table:formula="of:=ABS([.A224]-[.B224])/[.A224]" office:value-type="float" office:value="0.195484254307784" calcext:value-type="float">
            <text:p>0.1954842543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698" calcext:value-type="float">
            <text:p>1698</text:p>
          </table:table-cell>
          <table:table-cell table:formula="of:=ABS([.A225]-[.B225])/[.A225]" office:value-type="float" office:value="0.439973614775726" calcext:value-type="float">
            <text:p>0.4399736148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746" calcext:value-type="float">
            <text:p>1746</text:p>
          </table:table-cell>
          <table:table-cell table:formula="of:=ABS([.A226]-[.B226])/[.A226]" office:value-type="float" office:value="0.723593287265548" calcext:value-type="float">
            <text:p>0.7235932873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657" calcext:value-type="float">
            <text:p>1657</text:p>
          </table:table-cell>
          <table:table-cell table:formula="of:=ABS([.A227]-[.B227])/[.A227]" office:value-type="float" office:value="0.753439153439153" calcext:value-type="float">
            <text:p>0.7534391534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572" calcext:value-type="float">
            <text:p>1572</text:p>
          </table:table-cell>
          <table:table-cell table:formula="of:=ABS([.A228]-[.B228])/[.A228]" office:value-type="float" office:value="0.55182625863771" calcext:value-type="float">
            <text:p>0.55182625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69" calcext:value-type="float">
            <text:p>769</text:p>
          </table:table-cell>
          <table:table-cell table:formula="of:=ABS([.A229]-[.B229])/[.A229]" office:value-type="float" office:value="0.226475279106858" calcext:value-type="float">
            <text:p>0.2264752791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615" calcext:value-type="float">
            <text:p>1615</text:p>
          </table:table-cell>
          <table:table-cell table:formula="of:=ABS([.A230]-[.B230])/[.A230]" office:value-type="float" office:value="1.31707317073171" calcext:value-type="float">
            <text:p>1.31707317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95" calcext:value-type="float">
            <text:p>795</text:p>
          </table:table-cell>
          <table:table-cell table:formula="of:=ABS([.A231]-[.B231])/[.A231]" office:value-type="float" office:value="0.0148698884758364" calcext:value-type="float">
            <text:p>0.014869888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86" calcext:value-type="float">
            <text:p>786</text:p>
          </table:table-cell>
          <table:table-cell table:formula="of:=ABS([.A232]-[.B232])/[.A232]" office:value-type="float" office:value="0.096234309623431" calcext:value-type="float">
            <text:p>0.096234309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61" calcext:value-type="float">
            <text:p>761</text:p>
          </table:table-cell>
          <table:table-cell table:formula="of:=ABS([.A233]-[.B233])/[.A233]" office:value-type="float" office:value="0.0613668061366806" calcext:value-type="float">
            <text:p>0.0613668061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692" calcext:value-type="float">
            <text:p>1692</text:p>
          </table:table-cell>
          <table:table-cell table:formula="of:=ABS([.A234]-[.B234])/[.A234]" office:value-type="float" office:value="0.670286278381046" calcext:value-type="float">
            <text:p>0.67028627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91" calcext:value-type="float">
            <text:p>791</text:p>
          </table:table-cell>
          <table:table-cell table:formula="of:=ABS([.A235]-[.B235])/[.A235]" office:value-type="float" office:value="0.261562998405104" calcext:value-type="float">
            <text:p>0.2615629984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834" calcext:value-type="float">
            <text:p>1834</text:p>
          </table:table-cell>
          <table:table-cell table:formula="of:=ABS([.A236]-[.B236])/[.A236]" office:value-type="float" office:value="0.0121412803532009" calcext:value-type="float">
            <text:p>0.01214128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81" calcext:value-type="float">
            <text:p>781</text:p>
          </table:table-cell>
          <table:table-cell table:formula="of:=ABS([.A237]-[.B237])/[.A237]" office:value-type="float" office:value="0.0322180916976456" calcext:value-type="float">
            <text:p>0.032218091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48" calcext:value-type="float">
            <text:p>748</text:p>
          </table:table-cell>
          <table:table-cell table:formula="of:=ABS([.A238]-[.B238])/[.A238]" office:value-type="float" office:value="0.165178571428571" calcext:value-type="float">
            <text:p>0.1651785714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611" calcext:value-type="float">
            <text:p>1611</text:p>
          </table:table-cell>
          <table:table-cell table:formula="of:=ABS([.A239]-[.B239])/[.A239]" office:value-type="float" office:value="0.590325765054294" calcext:value-type="float">
            <text:p>0.5903257651</text:p>
          </table:table-cell>
          <table:table-cell table:number-columns-repeated="3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2520" calcext:value-type="float">
            <text:p>2520</text:p>
          </table:table-cell>
          <table:table-cell table:formula="of:=ABS([.A240]-[.B240])/[.A240]" office:value-type="float" office:value="0.203791469194313" calcext:value-type="float">
            <text:p>0.2037914692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15" calcext:value-type="float">
            <text:p>1615</text:p>
          </table:table-cell>
          <table:table-cell table:formula="of:=ABS([.A241]-[.B241])/[.A241]" office:value-type="float" office:value="0.19811320754717" calcext:value-type="float">
            <text:p>0.19811320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61" calcext:value-type="float">
            <text:p>761</text:p>
          </table:table-cell>
          <table:table-cell table:formula="of:=ABS([.A242]-[.B242])/[.A242]" office:value-type="float" office:value="0.213716108452951" calcext:value-type="float">
            <text:p>0.213716108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79" calcext:value-type="float">
            <text:p>779</text:p>
          </table:table-cell>
          <table:table-cell table:formula="of:=ABS([.A243]-[.B243])/[.A243]" office:value-type="float" office:value="0.130580357142857" calcext:value-type="float">
            <text:p>0.1305803571</text:p>
          </table:table-cell>
          <table:table-cell table:number-columns-repeated="3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837" calcext:value-type="float">
            <text:p>1837</text:p>
          </table:table-cell>
          <table:table-cell table:formula="of:=ABS([.A244]-[.B244])/[.A244]" office:value-type="float" office:value="0.242055442866802" calcext:value-type="float">
            <text:p>0.24205544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87" calcext:value-type="float">
            <text:p>787</text:p>
          </table:table-cell>
          <table:table-cell table:formula="of:=ABS([.A245]-[.B245])/[.A245]" office:value-type="float" office:value="0.25518341307815" calcext:value-type="float">
            <text:p>0.2551834131</text:p>
          </table:table-cell>
          <table:table-cell table:number-columns-repeated="3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073" calcext:value-type="float">
            <text:p>2073</text:p>
          </table:table-cell>
          <table:table-cell table:formula="of:=ABS([.A246]-[.B246])/[.A246]" office:value-type="float" office:value="0.334835801674179" calcext:value-type="float">
            <text:p>0.334835801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86" calcext:value-type="float">
            <text:p>786</text:p>
          </table:table-cell>
          <table:table-cell table:formula="of:=ABS([.A247]-[.B247])/[.A247]" office:value-type="float" office:value="0.253588516746411" calcext:value-type="float">
            <text:p>0.2535885167</text:p>
          </table:table-cell>
          <table:table-cell table:number-columns-repeated="3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326" calcext:value-type="float">
            <text:p>2326</text:p>
          </table:table-cell>
          <table:table-cell table:formula="of:=ABS([.A248]-[.B248])/[.A248]" office:value-type="float" office:value="0.264817835780315" calcext:value-type="float">
            <text:p>0.2648178358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807" calcext:value-type="float">
            <text:p>1807</text:p>
          </table:table-cell>
          <table:table-cell table:formula="of:=ABS([.A249]-[.B249])/[.A249]" office:value-type="float" office:value="1.46521145975443" calcext:value-type="float">
            <text:p>1.4652114598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656" calcext:value-type="float">
            <text:p>1656</text:p>
          </table:table-cell>
          <table:table-cell table:formula="of:=ABS([.A250]-[.B250])/[.A250]" office:value-type="float" office:value="1.38273381294964" calcext:value-type="float">
            <text:p>1.38273381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82" calcext:value-type="float">
            <text:p>782</text:p>
          </table:table-cell>
          <table:table-cell table:formula="of:=ABS([.A251]-[.B251])/[.A251]" office:value-type="float" office:value="0.247208931419458" calcext:value-type="float">
            <text:p>0.24720893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44" calcext:value-type="float">
            <text:p>844</text:p>
          </table:table-cell>
          <table:table-cell table:formula="of:=ABS([.A252]-[.B252])/[.A252]" office:value-type="float" office:value="0.0580357142857143" calcext:value-type="float">
            <text:p>0.058035714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387" calcext:value-type="float">
            <text:p>2387</text:p>
          </table:table-cell>
          <table:table-cell table:formula="of:=ABS([.A253]-[.B253])/[.A253]" office:value-type="float" office:value="1.85868263473054" calcext:value-type="float">
            <text:p>1.8586826347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558" calcext:value-type="float">
            <text:p>1558</text:p>
          </table:table-cell>
          <table:table-cell table:formula="of:=ABS([.A254]-[.B254])/[.A254]" office:value-type="float" office:value="1.96197718631179" calcext:value-type="float">
            <text:p>1.961977186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45" calcext:value-type="float">
            <text:p>745</text:p>
          </table:table-cell>
          <table:table-cell table:formula="of:=ABS([.A255]-[.B255])/[.A255]" office:value-type="float" office:value="0.0390516039051604" calcext:value-type="float">
            <text:p>0.0390516039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584" calcext:value-type="float">
            <text:p>1584</text:p>
          </table:table-cell>
          <table:table-cell table:formula="of:=ABS([.A256]-[.B256])/[.A256]" office:value-type="float" office:value="1.21538461538462" calcext:value-type="float">
            <text:p>1.21538461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45" calcext:value-type="float">
            <text:p>845</text:p>
          </table:table-cell>
          <table:table-cell table:formula="of:=ABS([.A257]-[.B257])/[.A257]" office:value-type="float" office:value="0.0569196428571429" calcext:value-type="float">
            <text:p>0.05691964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86" calcext:value-type="float">
            <text:p>786</text:p>
          </table:table-cell>
          <table:table-cell table:formula="of:=ABS([.A258]-[.B258])/[.A258]" office:value-type="float" office:value="0.122767857142857" calcext:value-type="float">
            <text:p>0.1227678571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558" calcext:value-type="float">
            <text:p>1558</text:p>
          </table:table-cell>
          <table:table-cell table:formula="of:=ABS([.A259]-[.B259])/[.A259]" office:value-type="float" office:value="0.0648259303721489" calcext:value-type="float">
            <text:p>0.06482593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45" calcext:value-type="float">
            <text:p>745</text:p>
          </table:table-cell>
          <table:table-cell table:formula="of:=ABS([.A260]-[.B260])/[.A260]" office:value-type="float" office:value="0.0390516039051604" calcext:value-type="float">
            <text:p>0.03905160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0" calcext:value-type="float">
            <text:p>750</text:p>
          </table:table-cell>
          <table:table-cell table:formula="of:=ABS([.A261]-[.B261])/[.A261]" office:value-type="float" office:value="0.196172248803828" calcext:value-type="float">
            <text:p>0.1961722488</text:p>
          </table:table-cell>
          <table:table-cell table:number-columns-repeated="3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567" calcext:value-type="float">
            <text:p>1567</text:p>
          </table:table-cell>
          <table:table-cell table:formula="of:=ABS([.A262]-[.B262])/[.A262]" office:value-type="float" office:value="0.0350985221674877" calcext:value-type="float">
            <text:p>0.03509852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9" calcext:value-type="float">
            <text:p>749</text:p>
          </table:table-cell>
          <table:table-cell table:formula="of:=ABS([.A263]-[.B263])/[.A263]" office:value-type="float" office:value="0.194577352472089" calcext:value-type="float">
            <text:p>0.19457735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2" calcext:value-type="float">
            <text:p>752</text:p>
          </table:table-cell>
          <table:table-cell table:formula="of:=ABS([.A264]-[.B264])/[.A264]" office:value-type="float" office:value="0.199362041467305" calcext:value-type="float">
            <text:p>0.1993620415</text:p>
          </table:table-cell>
          <table:table-cell table:number-columns-repeated="3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2705" calcext:value-type="float">
            <text:p>2705</text:p>
          </table:table-cell>
          <table:table-cell table:formula="of:=ABS([.A265]-[.B265])/[.A265]" office:value-type="float" office:value="0.188175270108043" calcext:value-type="float">
            <text:p>0.1881752701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338" calcext:value-type="float">
            <text:p>2338</text:p>
          </table:table-cell>
          <table:table-cell table:formula="of:=ABS([.A266]-[.B266])/[.A266]" office:value-type="float" office:value="0.0834105653382762" calcext:value-type="float">
            <text:p>0.08341056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42" calcext:value-type="float">
            <text:p>842</text:p>
          </table:table-cell>
          <table:table-cell table:formula="of:=ABS([.A267]-[.B267])/[.A267]" office:value-type="float" office:value="0.0602678571428571" calcext:value-type="float">
            <text:p>0.0602678571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1825" calcext:value-type="float">
            <text:p>1825</text:p>
          </table:table-cell>
          <table:table-cell table:formula="of:=ABS([.A268]-[.B268])/[.A268]" office:value-type="float" office:value="0.344468390804598" calcext:value-type="float">
            <text:p>0.34446839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2" calcext:value-type="float">
            <text:p>742</text:p>
          </table:table-cell>
          <table:table-cell table:formula="of:=ABS([.A269]-[.B269])/[.A269]" office:value-type="float" office:value="0.18341307814992" calcext:value-type="float">
            <text:p>0.1834130781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686" calcext:value-type="float">
            <text:p>1686</text:p>
          </table:table-cell>
          <table:table-cell table:formula="of:=ABS([.A270]-[.B270])/[.A270]" office:value-type="float" office:value="0.784126984126984" calcext:value-type="float">
            <text:p>0.7841269841</text:p>
          </table:table-cell>
          <table:table-cell table:number-columns-repeated="3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751" calcext:value-type="float">
            <text:p>1751</text:p>
          </table:table-cell>
          <table:table-cell table:formula="of:=ABS([.A271]-[.B271])/[.A271]" office:value-type="float" office:value="0.17123745819398" calcext:value-type="float">
            <text:p>0.1712374582</text:p>
          </table:table-cell>
          <table:table-cell table:number-columns-repeated="3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2820" calcext:value-type="float">
            <text:p>2820</text:p>
          </table:table-cell>
          <table:table-cell table:formula="of:=ABS([.A272]-[.B272])/[.A272]" office:value-type="float" office:value="0.121272365805169" calcext:value-type="float">
            <text:p>0.121272365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45" calcext:value-type="float">
            <text:p>745</text:p>
          </table:table-cell>
          <table:table-cell table:formula="of:=ABS([.A273]-[.B273])/[.A273]" office:value-type="float" office:value="0.0768277571251549" calcext:value-type="float">
            <text:p>0.0768277571</text:p>
          </table:table-cell>
          <table:table-cell table:number-columns-repeated="3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2511" calcext:value-type="float">
            <text:p>2511</text:p>
          </table:table-cell>
          <table:table-cell table:formula="of:=ABS([.A274]-[.B274])/[.A274]" office:value-type="float" office:value="0.127215849843587" calcext:value-type="float">
            <text:p>0.127215849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44" calcext:value-type="float">
            <text:p>744</text:p>
          </table:table-cell>
          <table:table-cell table:formula="of:=ABS([.A275]-[.B275])/[.A275]" office:value-type="float" office:value="0.169642857142857" calcext:value-type="float">
            <text:p>0.1696428571</text:p>
          </table:table-cell>
          <table:table-cell table:number-columns-repeated="3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1567" calcext:value-type="float">
            <text:p>1567</text:p>
          </table:table-cell>
          <table:table-cell table:formula="of:=ABS([.A276]-[.B276])/[.A276]" office:value-type="float" office:value="0.442943476715251" calcext:value-type="float">
            <text:p>0.4429434767</text:p>
          </table:table-cell>
          <table:table-cell table:number-columns-repeated="3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542" calcext:value-type="float">
            <text:p>2542</text:p>
          </table:table-cell>
          <table:table-cell table:formula="of:=ABS([.A277]-[.B277])/[.A277]" office:value-type="float" office:value="0.859546452084857" calcext:value-type="float">
            <text:p>0.8595464521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587" calcext:value-type="float">
            <text:p>1587</text:p>
          </table:table-cell>
          <table:table-cell table:formula="of:=ABS([.A278]-[.B278])/[.A278]" office:value-type="float" office:value="1.21958041958042" calcext:value-type="float">
            <text:p>1.2195804196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629" calcext:value-type="float">
            <text:p>1629</text:p>
          </table:table-cell>
          <table:table-cell table:formula="of:=ABS([.A279]-[.B279])/[.A279]" office:value-type="float" office:value="0.608094768015795" calcext:value-type="float">
            <text:p>0.60809476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5" calcext:value-type="float">
            <text:p>745</text:p>
          </table:table-cell>
          <table:table-cell table:formula="of:=ABS([.A280]-[.B280])/[.A280]" office:value-type="float" office:value="0.188197767145136" calcext:value-type="float">
            <text:p>0.1881977671</text:p>
          </table:table-cell>
          <table:table-cell table:number-columns-repeated="3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065" calcext:value-type="float">
            <text:p>2065</text:p>
          </table:table-cell>
          <table:table-cell table:formula="of:=ABS([.A281]-[.B281])/[.A281]" office:value-type="float" office:value="0.267648864333947" calcext:value-type="float">
            <text:p>0.26764886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61" calcext:value-type="float">
            <text:p>861</text:p>
          </table:table-cell>
          <table:table-cell table:formula="of:=ABS([.A282]-[.B282])/[.A282]" office:value-type="float" office:value="0.0669144981412639" calcext:value-type="float">
            <text:p>0.06691449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72" calcext:value-type="float">
            <text:p>772</text:p>
          </table:table-cell>
          <table:table-cell table:formula="of:=ABS([.A283]-[.B283])/[.A283]" office:value-type="float" office:value="0.0433705080545229" calcext:value-type="float">
            <text:p>0.0433705081</text:p>
          </table:table-cell>
          <table:table-cell table:number-columns-repeated="3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065" calcext:value-type="float">
            <text:p>2065</text:p>
          </table:table-cell>
          <table:table-cell table:formula="of:=ABS([.A284]-[.B284])/[.A284]" office:value-type="float" office:value="0.111827956989247" calcext:value-type="float">
            <text:p>0.11182795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3" calcext:value-type="float">
            <text:p>753</text:p>
          </table:table-cell>
          <table:table-cell table:formula="of:=ABS([.A285]-[.B285])/[.A285]" office:value-type="float" office:value="0.200956937799043" calcext:value-type="float">
            <text:p>0.2009569378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746" calcext:value-type="float">
            <text:p>1746</text:p>
          </table:table-cell>
          <table:table-cell table:formula="of:=ABS([.A286]-[.B286])/[.A286]" office:value-type="float" office:value="0.123053741838272" calcext:value-type="float">
            <text:p>0.1230537418</text:p>
          </table:table-cell>
          <table:table-cell table:number-columns-repeated="3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1887" calcext:value-type="float">
            <text:p>1887</text:p>
          </table:table-cell>
          <table:table-cell table:formula="of:=ABS([.A287]-[.B287])/[.A287]" office:value-type="float" office:value="0.461779806046777" calcext:value-type="float">
            <text:p>0.461779806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698" calcext:value-type="float">
            <text:p>1698</text:p>
          </table:table-cell>
          <table:table-cell table:formula="of:=ABS([.A288]-[.B288])/[.A288]" office:value-type="float" office:value="1.27919463087248" calcext:value-type="float">
            <text:p>1.2791946309</text:p>
          </table:table-cell>
          <table:table-cell table:number-columns-repeated="3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2478" calcext:value-type="float">
            <text:p>2478</text:p>
          </table:table-cell>
          <table:table-cell table:formula="of:=ABS([.A289]-[.B289])/[.A289]" office:value-type="float" office:value="0.0147420147420147" calcext:value-type="float">
            <text:p>0.014742014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70" calcext:value-type="float">
            <text:p>770</text:p>
          </table:table-cell>
          <table:table-cell table:formula="of:=ABS([.A290]-[.B290])/[.A290]" office:value-type="float" office:value="0.0458488228004957" calcext:value-type="float">
            <text:p>0.04584882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53" calcext:value-type="float">
            <text:p>753</text:p>
          </table:table-cell>
          <table:table-cell table:formula="of:=ABS([.A291]-[.B291])/[.A291]" office:value-type="float" office:value="0.159598214285714" calcext:value-type="float">
            <text:p>0.1595982143</text:p>
          </table:table-cell>
          <table:table-cell table:number-columns-repeated="3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2507" calcext:value-type="float">
            <text:p>2507</text:p>
          </table:table-cell>
          <table:table-cell table:formula="of:=ABS([.A292]-[.B292])/[.A292]" office:value-type="float" office:value="0.291006787330317" calcext:value-type="float">
            <text:p>0.2910067873</text:p>
          </table:table-cell>
          <table:table-cell table:number-columns-repeated="3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685" calcext:value-type="float">
            <text:p>2685</text:p>
          </table:table-cell>
          <table:table-cell table:formula="of:=ABS([.A293]-[.B293])/[.A293]" office:value-type="float" office:value="0.280400572246066" calcext:value-type="float">
            <text:p>0.28040057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90" calcext:value-type="float">
            <text:p>790</text:p>
          </table:table-cell>
          <table:table-cell table:formula="of:=ABS([.A294]-[.B294])/[.A294]" office:value-type="float" office:value="0.259968102073365" calcext:value-type="float">
            <text:p>0.2599681021</text:p>
          </table:table-cell>
          <table:table-cell table:number-columns-repeated="3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809" calcext:value-type="float">
            <text:p>1809</text:p>
          </table:table-cell>
          <table:table-cell table:formula="of:=ABS([.A295]-[.B295])/[.A295]" office:value-type="float" office:value="0.146295422369042" calcext:value-type="float">
            <text:p>0.14629542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842" calcext:value-type="float">
            <text:p>842</text:p>
          </table:table-cell>
          <table:table-cell table:formula="of:=ABS([.A296]-[.B296])/[.A296]" office:value-type="float" office:value="0.174337517433752" calcext:value-type="float">
            <text:p>0.1743375174</text:p>
          </table:table-cell>
          <table:table-cell table:number-columns-repeated="3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680" calcext:value-type="float">
            <text:p>1680</text:p>
          </table:table-cell>
          <table:table-cell table:formula="of:=ABS([.A297]-[.B297])/[.A297]" office:value-type="float" office:value="0.0363972856261567" calcext:value-type="float">
            <text:p>0.036397285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1" calcext:value-type="float">
            <text:p>741</text:p>
          </table:table-cell>
          <table:table-cell table:formula="of:=ABS([.A298]-[.B298])/[.A298]" office:value-type="float" office:value="0.181818181818182" calcext:value-type="float">
            <text:p>0.1818181818</text:p>
          </table:table-cell>
          <table:table-cell table:number-columns-repeated="3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718" calcext:value-type="float">
            <text:p>1718</text:p>
          </table:table-cell>
          <table:table-cell table:formula="of:=ABS([.A299]-[.B299])/[.A299]" office:value-type="float" office:value="0.171648987463838" calcext:value-type="float">
            <text:p>0.17164898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12" calcext:value-type="float">
            <text:p>812</text:p>
          </table:table-cell>
          <table:table-cell table:formula="of:=ABS([.A300]-[.B300])/[.A300]" office:value-type="float" office:value="0.295055821371611" calcext:value-type="float">
            <text:p>0.2950558214</text:p>
          </table:table-cell>
          <table:table-cell table:number-columns-repeated="3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1694" calcext:value-type="float">
            <text:p>1694</text:p>
          </table:table-cell>
          <table:table-cell table:formula="of:=ABS([.A301]-[.B301])/[.A301]" office:value-type="float" office:value="0.246776345042241" calcext:value-type="float">
            <text:p>0.2467763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10" calcext:value-type="float">
            <text:p>810</text:p>
          </table:table-cell>
          <table:table-cell table:formula="of:=ABS([.A302]-[.B302])/[.A302]" office:value-type="float" office:value="0.0959821428571429" calcext:value-type="float">
            <text:p>0.0959821429</text:p>
          </table:table-cell>
          <table:table-cell table:number-columns-repeated="3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3094" calcext:value-type="float">
            <text:p>3094</text:p>
          </table:table-cell>
          <table:table-cell table:formula="of:=ABS([.A303]-[.B303])/[.A303]" office:value-type="float" office:value="0.161290322580645" calcext:value-type="float">
            <text:p>0.1612903226</text:p>
          </table:table-cell>
          <table:table-cell table:number-columns-repeated="3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2073" calcext:value-type="float">
            <text:p>2073</text:p>
          </table:table-cell>
          <table:table-cell table:formula="of:=ABS([.A304]-[.B304])/[.A304]" office:value-type="float" office:value="0.299425481581615" calcext:value-type="float">
            <text:p>0.2994254816</text:p>
          </table:table-cell>
          <table:table-cell table:number-columns-repeated="3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677" calcext:value-type="float">
            <text:p>1677</text:p>
          </table:table-cell>
          <table:table-cell table:formula="of:=ABS([.A305]-[.B305])/[.A305]" office:value-type="float" office:value="0.182748538011696" calcext:value-type="float">
            <text:p>0.1827485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34" calcext:value-type="float">
            <text:p>834</text:p>
          </table:table-cell>
          <table:table-cell table:formula="of:=ABS([.A306]-[.B306])/[.A306]" office:value-type="float" office:value="0.0691964285714286" calcext:value-type="float">
            <text:p>0.0691964286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701" calcext:value-type="float">
            <text:p>1701</text:p>
          </table:table-cell>
          <table:table-cell table:formula="of:=ABS([.A307]-[.B307])/[.A307]" office:value-type="float" office:value="0.915540540540541" calcext:value-type="float">
            <text:p>0.9155405405</text:p>
          </table:table-cell>
          <table:table-cell table:number-columns-repeated="3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698" calcext:value-type="float">
            <text:p>1698</text:p>
          </table:table-cell>
          <table:table-cell table:formula="of:=ABS([.A308]-[.B308])/[.A308]" office:value-type="float" office:value="0.127490039840637" calcext:value-type="float">
            <text:p>0.1274900398</text:p>
          </table:table-cell>
          <table:table-cell table:number-columns-repeated="3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2411" calcext:value-type="float">
            <text:p>2411</text:p>
          </table:table-cell>
          <table:table-cell table:formula="of:=ABS([.A309]-[.B309])/[.A309]" office:value-type="float" office:value="0.342693565976009" calcext:value-type="float">
            <text:p>0.34269356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67" calcext:value-type="float">
            <text:p>767</text:p>
          </table:table-cell>
          <table:table-cell table:formula="of:=ABS([.A310]-[.B310])/[.A310]" office:value-type="float" office:value="0.0697350069735007" calcext:value-type="float">
            <text:p>0.069735007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2703" calcext:value-type="float">
            <text:p>2703</text:p>
          </table:table-cell>
          <table:table-cell table:formula="of:=ABS([.A311]-[.B311])/[.A311]" office:value-type="float" office:value="0.454790096878364" calcext:value-type="float">
            <text:p>0.454790096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85" calcext:value-type="float">
            <text:p>785</text:p>
          </table:table-cell>
          <table:table-cell table:formula="of:=ABS([.A312]-[.B312])/[.A312]" office:value-type="float" office:value="0.123883928571429" calcext:value-type="float">
            <text:p>0.1238839286</text:p>
          </table:table-cell>
          <table:table-cell table:number-columns-repeated="3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112" calcext:value-type="float">
            <text:p>2112</text:p>
          </table:table-cell>
          <table:table-cell table:formula="of:=ABS([.A313]-[.B313])/[.A313]" office:value-type="float" office:value="0.0675496688741722" calcext:value-type="float">
            <text:p>0.0675496689</text:p>
          </table:table-cell>
          <table:table-cell table:number-columns-repeated="3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740" calcext:value-type="float">
            <text:p>1740</text:p>
          </table:table-cell>
          <table:table-cell table:formula="of:=ABS([.A314]-[.B314])/[.A314]" office:value-type="float" office:value="0.491228070175439" calcext:value-type="float">
            <text:p>0.4912280702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809" calcext:value-type="float">
            <text:p>1809</text:p>
          </table:table-cell>
          <table:table-cell table:formula="of:=ABS([.A315]-[.B315])/[.A315]" office:value-type="float" office:value="0.0882056451612903" calcext:value-type="float">
            <text:p>0.088205645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56" calcext:value-type="float">
            <text:p>756</text:p>
          </table:table-cell>
          <table:table-cell table:formula="of:=ABS([.A316]-[.B316])/[.A316]" office:value-type="float" office:value="0.0631970260223048" calcext:value-type="float">
            <text:p>0.0631970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49" calcext:value-type="float">
            <text:p>749</text:p>
          </table:table-cell>
          <table:table-cell table:formula="of:=ABS([.A317]-[.B317])/[.A317]" office:value-type="float" office:value="0.0718711276332094" calcext:value-type="float">
            <text:p>0.0718711276</text:p>
          </table:table-cell>
          <table:table-cell table:number-columns-repeated="3"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2574" calcext:value-type="float">
            <text:p>2574</text:p>
          </table:table-cell>
          <table:table-cell table:formula="of:=ABS([.A318]-[.B318])/[.A318]" office:value-type="float" office:value="0.373265157048941" calcext:value-type="float">
            <text:p>0.373265157</text:p>
          </table:table-cell>
          <table:table-cell table:number-columns-repeated="3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2112" calcext:value-type="float">
            <text:p>2112</text:p>
          </table:table-cell>
          <table:table-cell table:formula="of:=ABS([.A319]-[.B319])/[.A319]" office:value-type="float" office:value="0.396916047972587" calcext:value-type="float">
            <text:p>0.396916048</text:p>
          </table:table-cell>
          <table:table-cell table:number-columns-repeated="3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073" calcext:value-type="float">
            <text:p>2073</text:p>
          </table:table-cell>
          <table:table-cell table:formula="of:=ABS([.A320]-[.B320])/[.A320]" office:value-type="float" office:value="0.183894917190177" calcext:value-type="float">
            <text:p>0.183894917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46" calcext:value-type="float">
            <text:p>746</text:p>
          </table:table-cell>
          <table:table-cell table:formula="of:=ABS([.A321]-[.B321])/[.A321]" office:value-type="float" office:value="0.0404463040446304" calcext:value-type="float">
            <text:p>0.0404463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2" calcext:value-type="float">
            <text:p>752</text:p>
          </table:table-cell>
          <table:table-cell table:formula="of:=ABS([.A322]-[.B322])/[.A322]" office:value-type="float" office:value="0.199362041467305" calcext:value-type="float">
            <text:p>0.19936204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53" calcext:value-type="float">
            <text:p>753</text:p>
          </table:table-cell>
          <table:table-cell table:formula="of:=ABS([.A323]-[.B323])/[.A323]" office:value-type="float" office:value="0.0502092050209205" calcext:value-type="float">
            <text:p>0.050209205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1676" calcext:value-type="float">
            <text:p>1676</text:p>
          </table:table-cell>
          <table:table-cell table:formula="of:=ABS([.A324]-[.B324])/[.A324]" office:value-type="float" office:value="0.322554567502021" calcext:value-type="float">
            <text:p>0.32255456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19</text:p>
          </table:table-cell>
          <table:table-cell office:value-type="float" office:value="801" calcext:value-type="float">
            <text:p>801</text:p>
          </table:table-cell>
          <table:table-cell table:formula="of:=ABS([.A325]-[.B325])/[.A325]" office:value-type="float" office:value="0.213935230618253" calcext:value-type="float">
            <text:p>0.2139352306</text:p>
          </table:table-cell>
          <table:table-cell table:number-columns-repeated="3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2073" calcext:value-type="float">
            <text:p>2073</text:p>
          </table:table-cell>
          <table:table-cell table:formula="of:=ABS([.A326]-[.B326])/[.A326]" office:value-type="float" office:value="0.0657954033348355" calcext:value-type="float">
            <text:p>0.06579540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60" calcext:value-type="float">
            <text:p>760</text:p>
          </table:table-cell>
          <table:table-cell table:formula="of:=ABS([.A327]-[.B327])/[.A327]" office:value-type="float" office:value="0.0599721059972106" calcext:value-type="float">
            <text:p>0.0599721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56" calcext:value-type="float">
            <text:p>756</text:p>
          </table:table-cell>
          <table:table-cell table:formula="of:=ABS([.A328]-[.B328])/[.A328]" office:value-type="float" office:value="0.0543933054393305" calcext:value-type="float">
            <text:p>0.05439330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45" calcext:value-type="float">
            <text:p>745</text:p>
          </table:table-cell>
          <table:table-cell table:formula="of:=ABS([.A329]-[.B329])/[.A329]" office:value-type="float" office:value="0.0768277571251549" calcext:value-type="float">
            <text:p>0.07682775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92" calcext:value-type="float">
            <text:p>792</text:p>
          </table:table-cell>
          <table:table-cell table:formula="of:=ABS([.A330]-[.B330])/[.A330]" office:value-type="float" office:value="0.0185873605947955" calcext:value-type="float">
            <text:p>0.01858736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44" calcext:value-type="float">
            <text:p>844</text:p>
          </table:table-cell>
          <table:table-cell table:formula="of:=ABS([.A331]-[.B331])/[.A331]" office:value-type="float" office:value="0.0580357142857143" calcext:value-type="float">
            <text:p>0.05803571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8" calcext:value-type="float">
            <text:p>758</text:p>
          </table:table-cell>
          <table:table-cell table:formula="of:=ABS([.A332]-[.B332])/[.A332]" office:value-type="float" office:value="0.208931419457735" calcext:value-type="float">
            <text:p>0.208931419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51" calcext:value-type="float">
            <text:p>851</text:p>
          </table:table-cell>
          <table:table-cell table:formula="of:=ABS([.A333]-[.B333])/[.A333]" office:value-type="float" office:value="0.0502232142857143" calcext:value-type="float">
            <text:p>0.0502232143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719" calcext:value-type="float">
            <text:p>1719</text:p>
          </table:table-cell>
          <table:table-cell table:formula="of:=ABS([.A334]-[.B334])/[.A334]" office:value-type="float" office:value="0.442114093959732" calcext:value-type="float">
            <text:p>0.442114094</text:p>
          </table:table-cell>
          <table:table-cell table:number-columns-repeated="3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660" calcext:value-type="float">
            <text:p>1660</text:p>
          </table:table-cell>
          <table:table-cell table:formula="of:=ABS([.A335]-[.B335])/[.A335]" office:value-type="float" office:value="0.188260558339298" calcext:value-type="float">
            <text:p>0.188260558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38</text:p>
          </table:table-cell>
          <table:table-cell office:value-type="float" office:value="795" calcext:value-type="float">
            <text:p>795</text:p>
          </table:table-cell>
          <table:table-cell table:formula="of:=ABS([.A336]-[.B336])/[.A336]" office:value-type="float" office:value="0.234104046242775" calcext:value-type="float">
            <text:p>0.2341040462</text:p>
          </table:table-cell>
          <table:table-cell table:number-columns-repeated="3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251" calcext:value-type="float">
            <text:p>2251</text:p>
          </table:table-cell>
          <table:table-cell table:formula="of:=ABS([.A337]-[.B337])/[.A337]" office:value-type="float" office:value="0.108321024126046" calcext:value-type="float">
            <text:p>0.10832102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806" calcext:value-type="float">
            <text:p>806</text:p>
          </table:table-cell>
          <table:table-cell table:formula="of:=ABS([.A338]-[.B338])/[.A338]" office:value-type="float" office:value="0.124128312412831" calcext:value-type="float">
            <text:p>0.12412831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41" calcext:value-type="float">
            <text:p>841</text:p>
          </table:table-cell>
          <table:table-cell table:formula="of:=ABS([.A339]-[.B339])/[.A339]" office:value-type="float" office:value="0.0613839285714286" calcext:value-type="float">
            <text:p>0.06138392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35" calcext:value-type="float">
            <text:p>835</text:p>
          </table:table-cell>
          <table:table-cell table:formula="of:=ABS([.A340]-[.B340])/[.A340]" office:value-type="float" office:value="0.331738437001595" calcext:value-type="float">
            <text:p>0.3317384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68" calcext:value-type="float">
            <text:p>768</text:p>
          </table:table-cell>
          <table:table-cell table:formula="of:=ABS([.A341]-[.B341])/[.A341]" office:value-type="float" office:value="0.22488038277512" calcext:value-type="float">
            <text:p>0.22488038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97" calcext:value-type="float">
            <text:p>797</text:p>
          </table:table-cell>
          <table:table-cell table:formula="of:=ABS([.A342]-[.B342])/[.A342]" office:value-type="float" office:value="0.271132376395534" calcext:value-type="float">
            <text:p>0.271132376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60" calcext:value-type="float">
            <text:p>760</text:p>
          </table:table-cell>
          <table:table-cell table:formula="of:=ABS([.A343]-[.B343])/[.A343]" office:value-type="float" office:value="0.151785714285714" calcext:value-type="float">
            <text:p>0.1517857143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799" calcext:value-type="float">
            <text:p>1799</text:p>
          </table:table-cell>
          <table:table-cell table:formula="of:=ABS([.A344]-[.B344])/[.A344]" office:value-type="float" office:value="2.01845637583893" calcext:value-type="float">
            <text:p>2.0184563758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386" calcext:value-type="float">
            <text:p>2386</text:p>
          </table:table-cell>
          <table:table-cell table:formula="of:=ABS([.A345]-[.B345])/[.A345]" office:value-type="float" office:value="1.82701421800948" calcext:value-type="float">
            <text:p>1.8270142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47" calcext:value-type="float">
            <text:p>747</text:p>
          </table:table-cell>
          <table:table-cell table:formula="of:=ABS([.A346]-[.B346])/[.A346]" office:value-type="float" office:value="0.0418410041841004" calcext:value-type="float">
            <text:p>0.04184100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54" calcext:value-type="float">
            <text:p>854</text:p>
          </table:table-cell>
          <table:table-cell table:formula="of:=ABS([.A347]-[.B347])/[.A347]" office:value-type="float" office:value="0.362041467304625" calcext:value-type="float">
            <text:p>0.3620414673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743" calcext:value-type="float">
            <text:p>1743</text:p>
          </table:table-cell>
          <table:table-cell table:formula="of:=ABS([.A348]-[.B348])/[.A348]" office:value-type="float" office:value="0.507785467128028" calcext:value-type="float">
            <text:p>0.50778546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57" calcext:value-type="float">
            <text:p>757</text:p>
          </table:table-cell>
          <table:table-cell table:formula="of:=ABS([.A349]-[.B349])/[.A349]" office:value-type="float" office:value="0.155133928571429" calcext:value-type="float">
            <text:p>0.15513392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132</text:p>
          </table:table-cell>
          <table:table-cell office:value-type="float" office:value="834" calcext:value-type="float">
            <text:p>834</text:p>
          </table:table-cell>
          <table:table-cell table:formula="of:=ABS([.A350]-[.B350])/[.A350]" office:value-type="float" office:value="0.263250883392226" calcext:value-type="float">
            <text:p>0.26325088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43" calcext:value-type="float">
            <text:p>743</text:p>
          </table:table-cell>
          <table:table-cell table:formula="of:=ABS([.A351]-[.B351])/[.A351]" office:value-type="float" office:value="0.0362622036262204" calcext:value-type="float">
            <text:p>0.0362622036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588" calcext:value-type="float">
            <text:p>2588</text:p>
          </table:table-cell>
          <table:table-cell table:formula="of:=ABS([.A352]-[.B352])/[.A352]" office:value-type="float" office:value="0.105982905982906" calcext:value-type="float">
            <text:p>0.1059829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53" calcext:value-type="float">
            <text:p>853</text:p>
          </table:table-cell>
          <table:table-cell table:formula="of:=ABS([.A353]-[.B353])/[.A353]" office:value-type="float" office:value="0.057001239157373" calcext:value-type="float">
            <text:p>0.057001239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855" calcext:value-type="float">
            <text:p>855</text:p>
          </table:table-cell>
          <table:table-cell table:formula="of:=ABS([.A354]-[.B354])/[.A354]" office:value-type="float" office:value="0.192468619246862" calcext:value-type="float">
            <text:p>0.1924686192</text:p>
          </table:table-cell>
          <table:table-cell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821" calcext:value-type="float">
            <text:p>1821</text:p>
          </table:table-cell>
          <table:table-cell table:formula="of:=ABS([.A355]-[.B355])/[.A355]" office:value-type="float" office:value="0.379545454545454" calcext:value-type="float">
            <text:p>0.37954545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1" calcext:value-type="float">
            <text:p>751</text:p>
          </table:table-cell>
          <table:table-cell table:formula="of:=ABS([.A356]-[.B356])/[.A356]" office:value-type="float" office:value="0.197767145135566" calcext:value-type="float">
            <text:p>0.1977671451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749" calcext:value-type="float">
            <text:p>1749</text:p>
          </table:table-cell>
          <table:table-cell table:formula="of:=ABS([.A357]-[.B357])/[.A357]" office:value-type="float" office:value="1.15925925925926" calcext:value-type="float">
            <text:p>1.159259259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51" calcext:value-type="float">
            <text:p>751</text:p>
          </table:table-cell>
          <table:table-cell table:formula="of:=ABS([.A358]-[.B358])/[.A358]" office:value-type="float" office:value="0.0693928128872367" calcext:value-type="float">
            <text:p>0.06939281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43</text:p>
          </table:table-cell>
          <table:table-cell office:value-type="float" office:value="786" calcext:value-type="float">
            <text:p>786</text:p>
          </table:table-cell>
          <table:table-cell table:formula="of:=ABS([.A359]-[.B359])/[.A359]" office:value-type="float" office:value="0.166489925768823" calcext:value-type="float">
            <text:p>0.166489925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67" calcext:value-type="float">
            <text:p>767</text:p>
          </table:table-cell>
          <table:table-cell table:formula="of:=ABS([.A360]-[.B360])/[.A360]" office:value-type="float" office:value="0.0495662949194548" calcext:value-type="float">
            <text:p>0.04956629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62" calcext:value-type="float">
            <text:p>762</text:p>
          </table:table-cell>
          <table:table-cell table:formula="of:=ABS([.A361]-[.B361])/[.A361]" office:value-type="float" office:value="0.0557620817843866" calcext:value-type="float">
            <text:p>0.0557620818</text:p>
          </table:table-cell>
          <table:table-cell table:number-columns-repeated="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076" calcext:value-type="float">
            <text:p>2076</text:p>
          </table:table-cell>
          <table:table-cell table:formula="of:=ABS([.A362]-[.B362])/[.A362]" office:value-type="float" office:value="0.72568578553616" calcext:value-type="float">
            <text:p>0.7256857855</text:p>
          </table:table-cell>
          <table:table-cell table:number-columns-repeated="3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1760" calcext:value-type="float">
            <text:p>1760</text:p>
          </table:table-cell>
          <table:table-cell table:formula="of:=ABS([.A363]-[.B363])/[.A363]" office:value-type="float" office:value="0.408005381769257" calcext:value-type="float">
            <text:p>0.40800538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54" calcext:value-type="float">
            <text:p>754</text:p>
          </table:table-cell>
          <table:table-cell table:formula="of:=ABS([.A364]-[.B364])/[.A364]" office:value-type="float" office:value="0.0516039051603905" calcext:value-type="float">
            <text:p>0.051603905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1" calcext:value-type="float">
            <text:p>751</text:p>
          </table:table-cell>
          <table:table-cell table:formula="of:=ABS([.A365]-[.B365])/[.A365]" office:value-type="float" office:value="0.197767145135566" calcext:value-type="float">
            <text:p>0.197767145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69" calcext:value-type="float">
            <text:p>769</text:p>
          </table:table-cell>
          <table:table-cell table:formula="of:=ABS([.A366]-[.B366])/[.A366]" office:value-type="float" office:value="0.141741071428571" calcext:value-type="float">
            <text:p>0.14174107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64" calcext:value-type="float">
            <text:p>864</text:p>
          </table:table-cell>
          <table:table-cell table:formula="of:=ABS([.A367]-[.B367])/[.A367]" office:value-type="float" office:value="0.0357142857142857" calcext:value-type="float">
            <text:p>0.035714285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6" calcext:value-type="float">
            <text:p>746</text:p>
          </table:table-cell>
          <table:table-cell table:formula="of:=ABS([.A368]-[.B368])/[.A368]" office:value-type="float" office:value="0.189792663476874" calcext:value-type="float">
            <text:p>0.18979266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55" calcext:value-type="float">
            <text:p>755</text:p>
          </table:table-cell>
          <table:table-cell table:formula="of:=ABS([.A369]-[.B369])/[.A369]" office:value-type="float" office:value="0.157366071428571" calcext:value-type="float">
            <text:p>0.15736607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04" calcext:value-type="float">
            <text:p>804</text:p>
          </table:table-cell>
          <table:table-cell table:formula="of:=ABS([.A370]-[.B370])/[.A370]" office:value-type="float" office:value="0.282296650717703" calcext:value-type="float">
            <text:p>0.28229665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59" calcext:value-type="float">
            <text:p>759</text:p>
          </table:table-cell>
          <table:table-cell table:formula="of:=ABS([.A371]-[.B371])/[.A371]" office:value-type="float" office:value="0.0594795539033457" calcext:value-type="float">
            <text:p>0.0594795539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795" calcext:value-type="float">
            <text:p>1795</text:p>
          </table:table-cell>
          <table:table-cell table:formula="of:=ABS([.A372]-[.B372])/[.A372]" office:value-type="float" office:value="1.11924439197166" calcext:value-type="float">
            <text:p>1.11924439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251" calcext:value-type="float">
            <text:p>2251</text:p>
          </table:table-cell>
          <table:table-cell table:formula="of:=ABS([.A373]-[.B373])/[.A373]" office:value-type="float" office:value="1.77901234567901" calcext:value-type="float">
            <text:p>1.779012345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86</text:p>
          </table:table-cell>
          <table:table-cell office:value-type="float" office:value="757" calcext:value-type="float">
            <text:p>757</text:p>
          </table:table-cell>
          <table:table-cell table:formula="of:=ABS([.A374]-[.B374])/[.A374]" office:value-type="float" office:value="0.232251521298174" calcext:value-type="float">
            <text:p>0.2322515213</text:p>
          </table:table-cell>
          <table:table-cell table:number-columns-repeated="3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2400" calcext:value-type="float">
            <text:p>2400</text:p>
          </table:table-cell>
          <table:table-cell table:formula="of:=ABS([.A375]-[.B375])/[.A375]" office:value-type="float" office:value="0.440689815893731" calcext:value-type="float">
            <text:p>0.4406898159</text:p>
          </table:table-cell>
          <table:table-cell table:number-columns-repeated="3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729" calcext:value-type="float">
            <text:p>1729</text:p>
          </table:table-cell>
          <table:table-cell table:formula="of:=ABS([.A376]-[.B376])/[.A376]" office:value-type="float" office:value="0.266751484308736" calcext:value-type="float">
            <text:p>0.26675148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51" calcext:value-type="float">
            <text:p>751</text:p>
          </table:table-cell>
          <table:table-cell table:formula="of:=ABS([.A377]-[.B377])/[.A377]" office:value-type="float" office:value="0.0693928128872367" calcext:value-type="float">
            <text:p>0.0693928129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708" calcext:value-type="float">
            <text:p>1708</text:p>
          </table:table-cell>
          <table:table-cell table:formula="of:=ABS([.A378]-[.B378])/[.A378]" office:value-type="float" office:value="0.265185185185185" calcext:value-type="float">
            <text:p>0.2651851852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738" calcext:value-type="float">
            <text:p>1738</text:p>
          </table:table-cell>
          <table:table-cell table:formula="of:=ABS([.A379]-[.B379])/[.A379]" office:value-type="float" office:value="0.458053691275168" calcext:value-type="float">
            <text:p>0.4580536913</text:p>
          </table:table-cell>
          <table:table-cell table:number-columns-repeated="3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2615" calcext:value-type="float">
            <text:p>2615</text:p>
          </table:table-cell>
          <table:table-cell table:formula="of:=ABS([.A380]-[.B380])/[.A380]" office:value-type="float" office:value="0.236050248320187" calcext:value-type="float">
            <text:p>0.236050248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851" calcext:value-type="float">
            <text:p>851</text:p>
          </table:table-cell>
          <table:table-cell table:formula="of:=ABS([.A381]-[.B381])/[.A381]" office:value-type="float" office:value="0.186889818688982" calcext:value-type="float">
            <text:p>0.1868898187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035" calcext:value-type="float">
            <text:p>2035</text:p>
          </table:table-cell>
          <table:table-cell table:formula="of:=ABS([.A382]-[.B382])/[.A382]" office:value-type="float" office:value="1.00888450148075" calcext:value-type="float">
            <text:p>1.00888450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71" calcext:value-type="float">
            <text:p>871</text:p>
          </table:table-cell>
          <table:table-cell table:formula="of:=ABS([.A383]-[.B383])/[.A383]" office:value-type="float" office:value="0.0279017857142857" calcext:value-type="float">
            <text:p>0.027901785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51" calcext:value-type="float">
            <text:p>851</text:p>
          </table:table-cell>
          <table:table-cell table:formula="of:=ABS([.A384]-[.B384])/[.A384]" office:value-type="float" office:value="0.35725677830941" calcext:value-type="float">
            <text:p>0.3572567783</text:p>
          </table:table-cell>
          <table:table-cell table:number-columns-repeated="3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603" calcext:value-type="float">
            <text:p>2603</text:p>
          </table:table-cell>
          <table:table-cell table:formula="of:=ABS([.A385]-[.B385])/[.A385]" office:value-type="float" office:value="0.252044252044252" calcext:value-type="float">
            <text:p>0.252044252</text:p>
          </table:table-cell>
          <table:table-cell table:number-columns-repeated="3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1819" calcext:value-type="float">
            <text:p>1819</text:p>
          </table:table-cell>
          <table:table-cell table:formula="of:=ABS([.A386]-[.B386])/[.A386]" office:value-type="float" office:value="0.471528181289948" calcext:value-type="float">
            <text:p>0.47152818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3" calcext:value-type="float">
            <text:p>753</text:p>
          </table:table-cell>
          <table:table-cell table:formula="of:=ABS([.A387]-[.B387])/[.A387]" office:value-type="float" office:value="0.200956937799043" calcext:value-type="float">
            <text:p>0.2009569378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786" calcext:value-type="float">
            <text:p>1786</text:p>
          </table:table-cell>
          <table:table-cell table:formula="of:=ABS([.A388]-[.B388])/[.A388]" office:value-type="float" office:value="0.00334821428571429" calcext:value-type="float">
            <text:p>0.00334821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2" calcext:value-type="float">
            <text:p>752</text:p>
          </table:table-cell>
          <table:table-cell table:formula="of:=ABS([.A389]-[.B389])/[.A389]" office:value-type="float" office:value="0.199362041467305" calcext:value-type="float">
            <text:p>0.1993620415</text:p>
          </table:table-cell>
          <table:table-cell table:number-columns-repeated="3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707" calcext:value-type="float">
            <text:p>1707</text:p>
          </table:table-cell>
          <table:table-cell table:formula="of:=ABS([.A390]-[.B390])/[.A390]" office:value-type="float" office:value="0.414408233276158" calcext:value-type="float">
            <text:p>0.41440823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62" calcext:value-type="float">
            <text:p>762</text:p>
          </table:table-cell>
          <table:table-cell table:formula="of:=ABS([.A391]-[.B391])/[.A391]" office:value-type="float" office:value="0.0627615062761506" calcext:value-type="float">
            <text:p>0.0627615063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840" calcext:value-type="float">
            <text:p>1840</text:p>
          </table:table-cell>
          <table:table-cell table:formula="of:=ABS([.A392]-[.B392])/[.A392]" office:value-type="float" office:value="1.57342657342657" calcext:value-type="float">
            <text:p>1.5734265734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881" calcext:value-type="float">
            <text:p>1881</text:p>
          </table:table-cell>
          <table:table-cell table:formula="of:=ABS([.A393]-[.B393])/[.A393]" office:value-type="float" office:value="0.161111111111111" calcext:value-type="float">
            <text:p>0.16111111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33" calcext:value-type="float">
            <text:p>733</text:p>
          </table:table-cell>
          <table:table-cell table:formula="of:=ABS([.A394]-[.B394])/[.A394]" office:value-type="float" office:value="0.169059011164274" calcext:value-type="float">
            <text:p>0.16905901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42" calcext:value-type="float">
            <text:p>742</text:p>
          </table:table-cell>
          <table:table-cell table:formula="of:=ABS([.A395]-[.B395])/[.A395]" office:value-type="float" office:value="0.171875" calcext:value-type="float">
            <text:p>0.1718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85" calcext:value-type="float">
            <text:p>785</text:p>
          </table:table-cell>
          <table:table-cell table:formula="of:=ABS([.A396]-[.B396])/[.A396]" office:value-type="float" office:value="0.0948396094839609" calcext:value-type="float">
            <text:p>0.0948396095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1862" calcext:value-type="float">
            <text:p>1862</text:p>
          </table:table-cell>
          <table:table-cell table:formula="of:=ABS([.A397]-[.B397])/[.A397]" office:value-type="float" office:value="0.175376439326838" calcext:value-type="float">
            <text:p>0.175376439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44" calcext:value-type="float">
            <text:p>744</text:p>
          </table:table-cell>
          <table:table-cell table:formula="of:=ABS([.A398]-[.B398])/[.A398]" office:value-type="float" office:value="0.0780669144981413" calcext:value-type="float">
            <text:p>0.0780669145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787" calcext:value-type="float">
            <text:p>1787</text:p>
          </table:table-cell>
          <table:table-cell table:formula="of:=ABS([.A399]-[.B399])/[.A399]" office:value-type="float" office:value="1.57122302158273" calcext:value-type="float">
            <text:p>1.5712230216</text:p>
          </table:table-cell>
          <table:table-cell table:number-columns-repeated="3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1774" calcext:value-type="float">
            <text:p>1774</text:p>
          </table:table-cell>
          <table:table-cell table:formula="of:=ABS([.A400]-[.B400])/[.A400]" office:value-type="float" office:value="0.236332328885062" calcext:value-type="float">
            <text:p>0.2363323289</text:p>
          </table:table-cell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921" calcext:value-type="float">
            <text:p>1921</text:p>
          </table:table-cell>
          <table:table-cell table:formula="of:=ABS([.A401]-[.B401])/[.A401]" office:value-type="float" office:value="0.042322300596853" calcext:value-type="float">
            <text:p>0.04232230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858" calcext:value-type="float">
            <text:p>858</text:p>
          </table:table-cell>
          <table:table-cell table:formula="of:=ABS([.A402]-[.B402])/[.A402]" office:value-type="float" office:value="0.196652719665272" calcext:value-type="float">
            <text:p>0.1966527197</text:p>
          </table:table-cell>
          <table:table-cell table:number-columns-repeated="3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801" calcext:value-type="float">
            <text:p>1801</text:p>
          </table:table-cell>
          <table:table-cell table:formula="of:=ABS([.A403]-[.B403])/[.A403]" office:value-type="float" office:value="0.0332759609868044" calcext:value-type="float">
            <text:p>0.033275961</text:p>
          </table:table-cell>
          <table:table-cell table:number-columns-repeated="3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862" calcext:value-type="float">
            <text:p>1862</text:p>
          </table:table-cell>
          <table:table-cell table:formula="of:=ABS([.A404]-[.B404])/[.A404]" office:value-type="float" office:value="0.0132485426603074" calcext:value-type="float">
            <text:p>0.0132485427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753" calcext:value-type="float">
            <text:p>1753</text:p>
          </table:table-cell>
          <table:table-cell table:formula="of:=ABS([.A405]-[.B405])/[.A405]" office:value-type="float" office:value="0.0635683760683761" calcext:value-type="float">
            <text:p>0.063568376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58" calcext:value-type="float">
            <text:p>758</text:p>
          </table:table-cell>
          <table:table-cell table:formula="of:=ABS([.A406]-[.B406])/[.A406]" office:value-type="float" office:value="0.0571827057182706" calcext:value-type="float">
            <text:p>0.057182705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46" calcext:value-type="float">
            <text:p>846</text:p>
          </table:table-cell>
          <table:table-cell table:formula="of:=ABS([.A407]-[.B407])/[.A407]" office:value-type="float" office:value="0.0483271375464684" calcext:value-type="float">
            <text:p>0.0483271375</text:p>
          </table:table-cell>
          <table:table-cell table:number-columns-repeated="3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699" calcext:value-type="float">
            <text:p>2699</text:p>
          </table:table-cell>
          <table:table-cell table:formula="of:=ABS([.A408]-[.B408])/[.A408]" office:value-type="float" office:value="0.267731329262565" calcext:value-type="float">
            <text:p>0.2677313293</text:p>
          </table:table-cell>
          <table:table-cell table:number-columns-repeated="3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2412" calcext:value-type="float">
            <text:p>2412</text:p>
          </table:table-cell>
          <table:table-cell table:formula="of:=ABS([.A409]-[.B409])/[.A409]" office:value-type="float" office:value="0.17763382202523" calcext:value-type="float">
            <text:p>0.177633822</text:p>
          </table:table-cell>
          <table:table-cell table:number-columns-repeated="3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862" calcext:value-type="float">
            <text:p>1862</text:p>
          </table:table-cell>
          <table:table-cell table:formula="of:=ABS([.A410]-[.B410])/[.A410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931" calcext:value-type="float">
            <text:p>2931</text:p>
          </table:table-cell>
          <table:table-cell table:formula="of:=ABS([.A411]-[.B411])/[.A411]" office:value-type="float" office:value="0.763537906137184" calcext:value-type="float">
            <text:p>0.7635379061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614" calcext:value-type="float">
            <text:p>2614</text:p>
          </table:table-cell>
          <table:table-cell table:formula="of:=ABS([.A412]-[.B412])/[.A412]" office:value-type="float" office:value="0.463605823068309" calcext:value-type="float">
            <text:p>0.46360582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52" calcext:value-type="float">
            <text:p>752</text:p>
          </table:table-cell>
          <table:table-cell table:formula="of:=ABS([.A413]-[.B413])/[.A413]" office:value-type="float" office:value="0.0681536555142503" calcext:value-type="float">
            <text:p>0.068153655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50" calcext:value-type="float">
            <text:p>750</text:p>
          </table:table-cell>
          <table:table-cell table:formula="of:=ABS([.A414]-[.B414])/[.A414]" office:value-type="float" office:value="0.0706319702602231" calcext:value-type="float">
            <text:p>0.07063197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1" calcext:value-type="float">
            <text:p>751</text:p>
          </table:table-cell>
          <table:table-cell table:formula="of:=ABS([.A415]-[.B415])/[.A415]" office:value-type="float" office:value="0.197767145135566" calcext:value-type="float">
            <text:p>0.197767145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83" calcext:value-type="float">
            <text:p>783</text:p>
          </table:table-cell>
          <table:table-cell table:formula="of:=ABS([.A416]-[.B416])/[.A416]" office:value-type="float" office:value="0.248803827751196" calcext:value-type="float">
            <text:p>0.248803827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24" calcext:value-type="float">
            <text:p>724</text:p>
          </table:table-cell>
          <table:table-cell table:formula="of:=ABS([.A417]-[.B417])/[.A417]" office:value-type="float" office:value="0.154704944178628" calcext:value-type="float">
            <text:p>0.15470494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40" calcext:value-type="float">
            <text:p>740</text:p>
          </table:table-cell>
          <table:table-cell table:formula="of:=ABS([.A418]-[.B418])/[.A418]" office:value-type="float" office:value="0.174107142857143" calcext:value-type="float">
            <text:p>0.1741071429</text:p>
          </table:table-cell>
          <table:table-cell table:number-columns-repeated="3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1931" calcext:value-type="float">
            <text:p>1931</text:p>
          </table:table-cell>
          <table:table-cell table:formula="of:=ABS([.A419]-[.B419])/[.A419]" office:value-type="float" office:value="0.283487940630798" calcext:value-type="float">
            <text:p>0.2834879406</text:p>
          </table:table-cell>
          <table:table-cell table:number-columns-repeated="3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1727" calcext:value-type="float">
            <text:p>1727</text:p>
          </table:table-cell>
          <table:table-cell table:formula="of:=ABS([.A420]-[.B420])/[.A420]" office:value-type="float" office:value="0.289007822149033" calcext:value-type="float">
            <text:p>0.2890078221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835" calcext:value-type="float">
            <text:p>1835</text:p>
          </table:table-cell>
          <table:table-cell table:formula="of:=ABS([.A421]-[.B421])/[.A421]" office:value-type="float" office:value="0.631111111111111" calcext:value-type="float">
            <text:p>0.63111111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19" calcext:value-type="float">
            <text:p>819</text:p>
          </table:table-cell>
          <table:table-cell table:formula="of:=ABS([.A422]-[.B422])/[.A422]" office:value-type="float" office:value="0.30622009569378" calcext:value-type="float">
            <text:p>0.306220095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6" calcext:value-type="float">
            <text:p>756</text:p>
          </table:table-cell>
          <table:table-cell table:formula="of:=ABS([.A423]-[.B423])/[.A423]" office:value-type="float" office:value="0.205741626794258" calcext:value-type="float">
            <text:p>0.205741626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823" calcext:value-type="float">
            <text:p>823</text:p>
          </table:table-cell>
          <table:table-cell table:formula="of:=ABS([.A424]-[.B424])/[.A424]" office:value-type="float" office:value="0.147838214783821" calcext:value-type="float">
            <text:p>0.14783821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30" calcext:value-type="float">
            <text:p>830</text:p>
          </table:table-cell>
          <table:table-cell table:formula="of:=ABS([.A425]-[.B425])/[.A425]" office:value-type="float" office:value="0.0285006195786865" calcext:value-type="float">
            <text:p>0.0285006196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364" calcext:value-type="float">
            <text:p>2364</text:p>
          </table:table-cell>
          <table:table-cell table:formula="of:=ABS([.A426]-[.B426])/[.A426]" office:value-type="float" office:value="0.0745454545454545" calcext:value-type="float">
            <text:p>0.07454545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44" calcext:value-type="float">
            <text:p>744</text:p>
          </table:table-cell>
          <table:table-cell table:formula="of:=ABS([.A427]-[.B427])/[.A427]" office:value-type="float" office:value="0.0376569037656904" calcext:value-type="float">
            <text:p>0.0376569038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310" calcext:value-type="float">
            <text:p>2310</text:p>
          </table:table-cell>
          <table:table-cell table:formula="of:=ABS([.A428]-[.B428])/[.A428]" office:value-type="float" office:value="0.0128205128205128" calcext:value-type="float">
            <text:p>0.0128205128</text:p>
          </table:table-cell>
          <table:table-cell table:number-columns-repeated="3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1971" calcext:value-type="float">
            <text:p>1971</text:p>
          </table:table-cell>
          <table:table-cell table:formula="of:=ABS([.A429]-[.B429])/[.A429]" office:value-type="float" office:value="0.115746971736205" calcext:value-type="float">
            <text:p>0.1157469717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2443" calcext:value-type="float">
            <text:p>2443</text:p>
          </table:table-cell>
          <table:table-cell table:formula="of:=ABS([.A430]-[.B430])/[.A430]" office:value-type="float" office:value="0.0819309123117803" calcext:value-type="float">
            <text:p>0.08193091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53" calcext:value-type="float">
            <text:p>753</text:p>
          </table:table-cell>
          <table:table-cell table:formula="of:=ABS([.A431]-[.B431])/[.A431]" office:value-type="float" office:value="0.0502092050209205" calcext:value-type="float">
            <text:p>0.050209205</text:p>
          </table:table-cell>
          <table:table-cell table:number-columns-repeated="3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3039" calcext:value-type="float">
            <text:p>3039</text:p>
          </table:table-cell>
          <table:table-cell table:formula="of:=ABS([.A432]-[.B432])/[.A432]" office:value-type="float" office:value="0.0851896447922938" calcext:value-type="float">
            <text:p>0.08518964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56" calcext:value-type="float">
            <text:p>756</text:p>
          </table:table-cell>
          <table:table-cell table:formula="of:=ABS([.A433]-[.B433])/[.A433]" office:value-type="float" office:value="0.0543933054393305" calcext:value-type="float">
            <text:p>0.0543933054</text:p>
          </table:table-cell>
          <table:table-cell table:number-columns-repeated="3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955" calcext:value-type="float">
            <text:p>1955</text:p>
          </table:table-cell>
          <table:table-cell table:formula="of:=ABS([.A434]-[.B434])/[.A434]" office:value-type="float" office:value="0.217310087173101" calcext:value-type="float">
            <text:p>0.2173100872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752" calcext:value-type="float">
            <text:p>1752</text:p>
          </table:table-cell>
          <table:table-cell table:formula="of:=ABS([.A435]-[.B435])/[.A435]" office:value-type="float" office:value="0.163323782234957" calcext:value-type="float">
            <text:p>0.1633237822</text:p>
          </table:table-cell>
          <table:table-cell table:number-columns-repeated="3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955" calcext:value-type="float">
            <text:p>1955</text:p>
          </table:table-cell>
          <table:table-cell table:formula="of:=ABS([.A436]-[.B436])/[.A436]" office:value-type="float" office:value="0.197183098591549" calcext:value-type="float">
            <text:p>0.19718309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67" calcext:value-type="float">
            <text:p>767</text:p>
          </table:table-cell>
          <table:table-cell table:formula="of:=ABS([.A437]-[.B437])/[.A437]" office:value-type="float" office:value="0.0697350069735007" calcext:value-type="float">
            <text:p>0.0697350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819" calcext:value-type="float">
            <text:p>819</text:p>
          </table:table-cell>
          <table:table-cell table:formula="of:=ABS([.A438]-[.B438])/[.A438]" office:value-type="float" office:value="0.142259414225941" calcext:value-type="float">
            <text:p>0.14225941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8" calcext:value-type="float">
            <text:p>748</text:p>
          </table:table-cell>
          <table:table-cell table:formula="of:=ABS([.A439]-[.B439])/[.A439]" office:value-type="float" office:value="0.192982456140351" calcext:value-type="float">
            <text:p>0.192982456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18" calcext:value-type="float">
            <text:p>818</text:p>
          </table:table-cell>
          <table:table-cell table:formula="of:=ABS([.A440]-[.B440])/[.A440]" office:value-type="float" office:value="0.0136307311028501" calcext:value-type="float">
            <text:p>0.01363073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89" calcext:value-type="float">
            <text:p>789</text:p>
          </table:table-cell>
          <table:table-cell table:formula="of:=ABS([.A441]-[.B441])/[.A441]" office:value-type="float" office:value="0.0223048327137546" calcext:value-type="float">
            <text:p>0.0223048327</text:p>
          </table:table-cell>
          <table:table-cell table:number-columns-repeated="3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2806" calcext:value-type="float">
            <text:p>2806</text:p>
          </table:table-cell>
          <table:table-cell table:formula="of:=ABS([.A442]-[.B442])/[.A442]" office:value-type="float" office:value="0.139263803680982" calcext:value-type="float">
            <text:p>0.1392638037</text:p>
          </table:table-cell>
          <table:table-cell table:number-columns-repeated="3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3039" calcext:value-type="float">
            <text:p>3039</text:p>
          </table:table-cell>
          <table:table-cell table:formula="of:=ABS([.A443]-[.B443])/[.A443]" office:value-type="float" office:value="0.133532264080567" calcext:value-type="float">
            <text:p>0.133532264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69" calcext:value-type="float">
            <text:p>769</text:p>
          </table:table-cell>
          <table:table-cell table:formula="of:=ABS([.A444]-[.B444])/[.A444]" office:value-type="float" office:value="0.0725244072524407" calcext:value-type="float">
            <text:p>0.0725244073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974" calcext:value-type="float">
            <text:p>1974</text:p>
          </table:table-cell>
          <table:table-cell table:formula="of:=ABS([.A445]-[.B445])/[.A445]" office:value-type="float" office:value="0.0706214689265537" calcext:value-type="float">
            <text:p>0.07062146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69" calcext:value-type="float">
            <text:p>769</text:p>
          </table:table-cell>
          <table:table-cell table:formula="of:=ABS([.A446]-[.B446])/[.A446]" office:value-type="float" office:value="0.0725244072524407" calcext:value-type="float">
            <text:p>0.072524407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7" calcext:value-type="float">
            <text:p>757</text:p>
          </table:table-cell>
          <table:table-cell table:formula="of:=ABS([.A447]-[.B447])/[.A447]" office:value-type="float" office:value="0.207336523125997" calcext:value-type="float">
            <text:p>0.20733652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62" calcext:value-type="float">
            <text:p>762</text:p>
          </table:table-cell>
          <table:table-cell table:formula="of:=ABS([.A448]-[.B448])/[.A448]" office:value-type="float" office:value="0.0557620817843866" calcext:value-type="float">
            <text:p>0.0557620818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2928" calcext:value-type="float">
            <text:p>2928</text:p>
          </table:table-cell>
          <table:table-cell table:formula="of:=ABS([.A449]-[.B449])/[.A449]" office:value-type="float" office:value="0.562433297758805" calcext:value-type="float">
            <text:p>0.5624332978</text:p>
          </table:table-cell>
          <table:table-cell table:number-columns-repeated="3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974" calcext:value-type="float">
            <text:p>1974</text:p>
          </table:table-cell>
          <table:table-cell table:formula="of:=ABS([.A450]-[.B450])/[.A450]" office:value-type="float" office:value="0.122866894197952" calcext:value-type="float">
            <text:p>0.12286689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81" calcext:value-type="float">
            <text:p>781</text:p>
          </table:table-cell>
          <table:table-cell table:formula="of:=ABS([.A451]-[.B451])/[.A451]" office:value-type="float" office:value="0.0892608089260809" calcext:value-type="float">
            <text:p>0.08926080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89" calcext:value-type="float">
            <text:p>789</text:p>
          </table:table-cell>
          <table:table-cell table:formula="of:=ABS([.A452]-[.B452])/[.A452]" office:value-type="float" office:value="0.258373205741627" calcext:value-type="float">
            <text:p>0.258373205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62" calcext:value-type="float">
            <text:p>762</text:p>
          </table:table-cell>
          <table:table-cell table:formula="of:=ABS([.A453]-[.B453])/[.A453]" office:value-type="float" office:value="0.149553571428571" calcext:value-type="float">
            <text:p>0.14955357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30</text:p>
          </table:table-cell>
          <table:table-cell office:value-type="float" office:value="783" calcext:value-type="float">
            <text:p>783</text:p>
          </table:table-cell>
          <table:table-cell table:formula="of:=ABS([.A454]-[.B454])/[.A454]" office:value-type="float" office:value="0.0566265060240964" calcext:value-type="float">
            <text:p>0.056626506</text:p>
          </table:table-cell>
          <table:table-cell table:number-columns-repeated="3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2215" calcext:value-type="float">
            <text:p>2215</text:p>
          </table:table-cell>
          <table:table-cell table:formula="of:=ABS([.A455]-[.B455])/[.A455]" office:value-type="float" office:value="0.362589928057554" calcext:value-type="float">
            <text:p>0.3625899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60</text:p>
          </table:table-cell>
          <table:table-cell office:value-type="float" office:value="765" calcext:value-type="float">
            <text:p>765</text:p>
          </table:table-cell>
          <table:table-cell table:formula="of:=ABS([.A456]-[.B456])/[.A456]" office:value-type="float" office:value="0.159090909090909" calcext:value-type="float">
            <text:p>0.159090909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55" calcext:value-type="float">
            <text:p>855</text:p>
          </table:table-cell>
          <table:table-cell table:formula="of:=ABS([.A457]-[.B457])/[.A457]" office:value-type="float" office:value="0.363636363636364" calcext:value-type="float">
            <text:p>0.36363636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827" calcext:value-type="float">
            <text:p>827</text:p>
          </table:table-cell>
          <table:table-cell table:formula="of:=ABS([.A458]-[.B458])/[.A458]" office:value-type="float" office:value="0.153417015341702" calcext:value-type="float">
            <text:p>0.15341701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45" calcext:value-type="float">
            <text:p>745</text:p>
          </table:table-cell>
          <table:table-cell table:formula="of:=ABS([.A459]-[.B459])/[.A459]" office:value-type="float" office:value="0.0768277571251549" calcext:value-type="float">
            <text:p>0.0768277571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980" calcext:value-type="float">
            <text:p>1980</text:p>
          </table:table-cell>
          <table:table-cell table:formula="of:=ABS([.A460]-[.B460])/[.A460]" office:value-type="float" office:value="0.954590325765054" calcext:value-type="float">
            <text:p>0.954590325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8" calcext:value-type="float">
            <text:p>758</text:p>
          </table:table-cell>
          <table:table-cell table:formula="of:=ABS([.A461]-[.B461])/[.A461]" office:value-type="float" office:value="0.208931419457735" calcext:value-type="float">
            <text:p>0.2089314195</text:p>
          </table:table-cell>
          <table:table-cell table:number-columns-repeated="3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3168" calcext:value-type="float">
            <text:p>3168</text:p>
          </table:table-cell>
          <table:table-cell table:formula="of:=ABS([.A462]-[.B462])/[.A462]" office:value-type="float" office:value="0.210958904109589" calcext:value-type="float">
            <text:p>0.2109589041</text:p>
          </table:table-cell>
          <table:table-cell table:number-columns-repeated="3"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3119" calcext:value-type="float">
            <text:p>3119</text:p>
          </table:table-cell>
          <table:table-cell table:formula="of:=ABS([.A463]-[.B463])/[.A463]" office:value-type="float" office:value="0.218491606113756" calcext:value-type="float">
            <text:p>0.218491606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907" calcext:value-type="float">
            <text:p>907</text:p>
          </table:table-cell>
          <table:table-cell table:formula="of:=ABS([.A464]-[.B464])/[.A464]" office:value-type="float" office:value="0.0122767857142857" calcext:value-type="float">
            <text:p>0.0122767857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48" calcext:value-type="float">
            <text:p>1848</text:p>
          </table:table-cell>
          <table:table-cell table:formula="of:=ABS([.A465]-[.B465])/[.A465]" office:value-type="float" office:value="0.23" calcext:value-type="float">
            <text:p>0.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47" calcext:value-type="float">
            <text:p>747</text:p>
          </table:table-cell>
          <table:table-cell table:formula="of:=ABS([.A466]-[.B466])/[.A466]" office:value-type="float" office:value="0.0418410041841004" calcext:value-type="float">
            <text:p>0.0418410042</text:p>
          </table:table-cell>
          <table:table-cell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708" calcext:value-type="float">
            <text:p>1708</text:p>
          </table:table-cell>
          <table:table-cell table:formula="of:=ABS([.A467]-[.B467])/[.A467]" office:value-type="float" office:value="0.293939393939394" calcext:value-type="float">
            <text:p>0.29393939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40" calcext:value-type="float">
            <text:p>740</text:p>
          </table:table-cell>
          <table:table-cell table:formula="of:=ABS([.A468]-[.B468])/[.A468]" office:value-type="float" office:value="0.0830235439900867" calcext:value-type="float">
            <text:p>0.083023544</text:p>
          </table:table-cell>
          <table:table-cell table:number-columns-repeated="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780" calcext:value-type="float">
            <text:p>1780</text:p>
          </table:table-cell>
          <table:table-cell table:formula="of:=ABS([.A469]-[.B469])/[.A469]" office:value-type="float" office:value="0.048637092463923" calcext:value-type="float">
            <text:p>0.04863709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96" calcext:value-type="float">
            <text:p>796</text:p>
          </table:table-cell>
          <table:table-cell table:formula="of:=ABS([.A470]-[.B470])/[.A470]" office:value-type="float" office:value="0.269537480063796" calcext:value-type="float">
            <text:p>0.2695374801</text:p>
          </table:table-cell>
          <table:table-cell table:number-columns-repeated="3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2070" calcext:value-type="float">
            <text:p>2070</text:p>
          </table:table-cell>
          <table:table-cell table:formula="of:=ABS([.A471]-[.B471])/[.A471]" office:value-type="float" office:value="0.242035884291468" calcext:value-type="float">
            <text:p>0.2420358843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167" calcext:value-type="float">
            <text:p>3167</text:p>
          </table:table-cell>
          <table:table-cell table:formula="of:=ABS([.A472]-[.B472])/[.A472]" office:value-type="float" office:value="0.61088504577823" calcext:value-type="float">
            <text:p>0.6108850458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345" calcext:value-type="float">
            <text:p>2345</text:p>
          </table:table-cell>
          <table:table-cell table:formula="of:=ABS([.A473]-[.B473])/[.A473]" office:value-type="float" office:value="1.31490621915104" calcext:value-type="float">
            <text:p>1.314906219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98" calcext:value-type="float">
            <text:p>798</text:p>
          </table:table-cell>
          <table:table-cell table:formula="of:=ABS([.A474]-[.B474])/[.A474]" office:value-type="float" office:value="0.0111524163568773" calcext:value-type="float">
            <text:p>0.0111524164</text:p>
          </table:table-cell>
          <table:table-cell table:number-columns-repeated="3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733" calcext:value-type="float">
            <text:p>1733</text:p>
          </table:table-cell>
          <table:table-cell table:formula="of:=ABS([.A475]-[.B475])/[.A475]" office:value-type="float" office:value="0.0230224321133412" calcext:value-type="float">
            <text:p>0.02302243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85" calcext:value-type="float">
            <text:p>785</text:p>
          </table:table-cell>
          <table:table-cell table:formula="of:=ABS([.A476]-[.B476])/[.A476]" office:value-type="float" office:value="0.251993620414673" calcext:value-type="float">
            <text:p>0.2519936204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563" calcext:value-type="float">
            <text:p>1563</text:p>
          </table:table-cell>
          <table:table-cell table:formula="of:=ABS([.A477]-[.B477])/[.A477]" office:value-type="float" office:value="0.54294175715696" calcext:value-type="float">
            <text:p>0.542941757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65" calcext:value-type="float">
            <text:p>765</text:p>
          </table:table-cell>
          <table:table-cell table:formula="of:=ABS([.A478]-[.B478])/[.A478]" office:value-type="float" office:value="0.0520446096654275" calcext:value-type="float">
            <text:p>0.0520446097</text:p>
          </table:table-cell>
          <table:table-cell table:number-columns-repeated="3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849" calcext:value-type="float">
            <text:p>1849</text:p>
          </table:table-cell>
          <table:table-cell table:formula="of:=ABS([.A479]-[.B479])/[.A479]" office:value-type="float" office:value="0.147734326505276" calcext:value-type="float">
            <text:p>0.1477343265</text:p>
          </table:table-cell>
          <table:table-cell table:number-columns-repeated="3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3579" calcext:value-type="float">
            <text:p>3579</text:p>
          </table:table-cell>
          <table:table-cell table:formula="of:=ABS([.A480]-[.B480])/[.A480]" office:value-type="float" office:value="0.181755829903978" calcext:value-type="float">
            <text:p>0.181755829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903" calcext:value-type="float">
            <text:p>903</text:p>
          </table:table-cell>
          <table:table-cell table:formula="of:=ABS([.A481]-[.B481])/[.A481]" office:value-type="float" office:value="0.440191387559809" calcext:value-type="float">
            <text:p>0.4401913876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105" calcext:value-type="float">
            <text:p>2105</text:p>
          </table:table-cell>
          <table:table-cell table:formula="of:=ABS([.A482]-[.B482])/[.A482]" office:value-type="float" office:value="0.995260663507109" calcext:value-type="float">
            <text:p>0.9952606635</text:p>
          </table:table-cell>
          <table:table-cell table:number-columns-repeated="3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3404" calcext:value-type="float">
            <text:p>3404</text:p>
          </table:table-cell>
          <table:table-cell table:formula="of:=ABS([.A483]-[.B483])/[.A483]" office:value-type="float" office:value="0.140621055289068" calcext:value-type="float">
            <text:p>0.1406210553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1839" calcext:value-type="float">
            <text:p>1839</text:p>
          </table:table-cell>
          <table:table-cell table:formula="of:=ABS([.A484]-[.B484])/[.A484]" office:value-type="float" office:value="0.205272255834054" calcext:value-type="float">
            <text:p>0.2052722558</text:p>
          </table:table-cell>
          <table:table-cell table:number-columns-repeated="3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3417" calcext:value-type="float">
            <text:p>3417</text:p>
          </table:table-cell>
          <table:table-cell table:formula="of:=ABS([.A485]-[.B485])/[.A485]" office:value-type="float" office:value="0.0306382978723404" calcext:value-type="float">
            <text:p>0.030638297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40" calcext:value-type="float">
            <text:p>840</text:p>
          </table:table-cell>
          <table:table-cell table:formula="of:=ABS([.A486]-[.B486])/[.A486]" office:value-type="float" office:value="0.0625" calcext:value-type="float">
            <text:p>0.0625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2078" calcext:value-type="float">
            <text:p>2078</text:p>
          </table:table-cell>
          <table:table-cell table:formula="of:=ABS([.A487]-[.B487])/[.A487]" office:value-type="float" office:value="0.163446054750403" calcext:value-type="float">
            <text:p>0.16344605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27" calcext:value-type="float">
            <text:p>827</text:p>
          </table:table-cell>
          <table:table-cell table:formula="of:=ABS([.A488]-[.B488])/[.A488]" office:value-type="float" office:value="0.0770089285714286" calcext:value-type="float">
            <text:p>0.07700892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28" calcext:value-type="float">
            <text:p>828</text:p>
          </table:table-cell>
          <table:table-cell table:formula="of:=ABS([.A489]-[.B489])/[.A489]" office:value-type="float" office:value="0.0758928571428571" calcext:value-type="float">
            <text:p>0.0758928571</text:p>
          </table:table-cell>
          <table:table-cell table:number-columns-repeated="3"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3486" calcext:value-type="float">
            <text:p>3486</text:p>
          </table:table-cell>
          <table:table-cell table:formula="of:=ABS([.A490]-[.B490])/[.A490]" office:value-type="float" office:value="0.135202183081121" calcext:value-type="float">
            <text:p>0.1352021831</text:p>
          </table:table-cell>
          <table:table-cell table:number-columns-repeated="3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3417" calcext:value-type="float">
            <text:p>3417</text:p>
          </table:table-cell>
          <table:table-cell table:formula="of:=ABS([.A491]-[.B491])/[.A491]" office:value-type="float" office:value="0.163934426229508" calcext:value-type="float">
            <text:p>0.163934426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823" calcext:value-type="float">
            <text:p>823</text:p>
          </table:table-cell>
          <table:table-cell table:formula="of:=ABS([.A492]-[.B492])/[.A492]" office:value-type="float" office:value="0.147838214783821" calcext:value-type="float">
            <text:p>0.1478382148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246" calcext:value-type="float">
            <text:p>3246</text:p>
          </table:table-cell>
          <table:table-cell table:formula="of:=ABS([.A493]-[.B493])/[.A493]" office:value-type="float" office:value="0.656122448979592" calcext:value-type="float">
            <text:p>0.6561224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62" calcext:value-type="float">
            <text:p>862</text:p>
          </table:table-cell>
          <table:table-cell table:formula="of:=ABS([.A494]-[.B494])/[.A494]" office:value-type="float" office:value="0.0379464285714286" calcext:value-type="float">
            <text:p>0.03794642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94" calcext:value-type="float">
            <text:p>794</text:p>
          </table:table-cell>
          <table:table-cell table:formula="of:=ABS([.A495]-[.B495])/[.A495]" office:value-type="float" office:value="0.107391910739191" calcext:value-type="float">
            <text:p>0.1073919107</text:p>
          </table:table-cell>
          <table:table-cell table:number-columns-repeated="3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1594" calcext:value-type="float">
            <text:p>1594</text:p>
          </table:table-cell>
          <table:table-cell table:formula="of:=ABS([.A496]-[.B496])/[.A496]" office:value-type="float" office:value="0.497002208898706" calcext:value-type="float">
            <text:p>0.49700220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63" calcext:value-type="float">
            <text:p>863</text:p>
          </table:table-cell>
          <table:table-cell table:formula="of:=ABS([.A497]-[.B497])/[.A497]" office:value-type="float" office:value="0.0368303571428571" calcext:value-type="float">
            <text:p>0.0368303571</text:p>
          </table:table-cell>
          <table:table-cell table:number-columns-repeated="3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2083" calcext:value-type="float">
            <text:p>2083</text:p>
          </table:table-cell>
          <table:table-cell table:formula="of:=ABS([.A498]-[.B498])/[.A498]" office:value-type="float" office:value="0.0839929639401935" calcext:value-type="float">
            <text:p>0.0839929639</text:p>
          </table:table-cell>
          <table:table-cell table:number-columns-repeated="3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839" calcext:value-type="float">
            <text:p>1839</text:p>
          </table:table-cell>
          <table:table-cell table:formula="of:=ABS([.A499]-[.B499])/[.A499]" office:value-type="float" office:value="0.407729468599034" calcext:value-type="float">
            <text:p>0.4077294686</text:p>
          </table:table-cell>
          <table:table-cell table:number-columns-repeated="3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2204" calcext:value-type="float">
            <text:p>2204</text:p>
          </table:table-cell>
          <table:table-cell table:formula="of:=ABS([.A500]-[.B500])/[.A500]" office:value-type="float" office:value="0.0454742312689476" calcext:value-type="float">
            <text:p>0.04547423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24" calcext:value-type="float">
            <text:p>824</text:p>
          </table:table-cell>
          <table:table-cell table:formula="of:=ABS([.A501]-[.B501])/[.A501]" office:value-type="float" office:value="0.314194577352472" calcext:value-type="float">
            <text:p>0.314194577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06" calcext:value-type="float">
            <text:p>806</text:p>
          </table:table-cell>
          <table:table-cell table:formula="of:=ABS([.A502]-[.B502])/[.A502]" office:value-type="float" office:value="0.28548644338118" calcext:value-type="float">
            <text:p>0.28548644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28" calcext:value-type="float">
            <text:p>828</text:p>
          </table:table-cell>
          <table:table-cell table:formula="of:=ABS([.A503]-[.B503])/[.A503]" office:value-type="float" office:value="0.0758928571428571" calcext:value-type="float">
            <text:p>0.07589285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60" calcext:value-type="float">
            <text:p>760</text:p>
          </table:table-cell>
          <table:table-cell table:formula="of:=ABS([.A504]-[.B504])/[.A504]" office:value-type="float" office:value="0.151785714285714" calcext:value-type="float">
            <text:p>0.15178571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44" calcext:value-type="float">
            <text:p>844</text:p>
          </table:table-cell>
          <table:table-cell table:formula="of:=ABS([.A505]-[.B505])/[.A505]" office:value-type="float" office:value="0.0458488228004957" calcext:value-type="float">
            <text:p>0.0458488228</text:p>
          </table:table-cell>
          <table:table-cell table:number-columns-repeated="3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3270" calcext:value-type="float">
            <text:p>3270</text:p>
          </table:table-cell>
          <table:table-cell table:formula="of:=ABS([.A506]-[.B506])/[.A506]" office:value-type="float" office:value="0.216203259827421" calcext:value-type="float">
            <text:p>0.2162032598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2204" calcext:value-type="float">
            <text:p>2204</text:p>
          </table:table-cell>
          <table:table-cell table:formula="of:=ABS([.A507]-[.B507])/[.A507]" office:value-type="float" office:value="0.0143112701252236" calcext:value-type="float">
            <text:p>0.0143112701</text:p>
          </table:table-cell>
          <table:table-cell table:number-columns-repeated="3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1960" calcext:value-type="float">
            <text:p>1960</text:p>
          </table:table-cell>
          <table:table-cell table:formula="of:=ABS([.A508]-[.B508])/[.A508]" office:value-type="float" office:value="0.331742243436754" calcext:value-type="float">
            <text:p>0.33174224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14" calcext:value-type="float">
            <text:p>814</text:p>
          </table:table-cell>
          <table:table-cell table:formula="of:=ABS([.A509]-[.B509])/[.A509]" office:value-type="float" office:value="0.00867410161090459" calcext:value-type="float">
            <text:p>0.0086741016</text:p>
          </table:table-cell>
          <table:table-cell table:number-columns-repeated="3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3417" calcext:value-type="float">
            <text:p>3417</text:p>
          </table:table-cell>
          <table:table-cell table:formula="of:=ABS([.A510]-[.B510])/[.A510]" office:value-type="float" office:value="0.110387919812549" calcext:value-type="float">
            <text:p>0.110387919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28" calcext:value-type="float">
            <text:p>828</text:p>
          </table:table-cell>
          <table:table-cell table:formula="of:=ABS([.A511]-[.B511])/[.A511]" office:value-type="float" office:value="0.0758928571428571" calcext:value-type="float">
            <text:p>0.07589285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17" calcext:value-type="float">
            <text:p>817</text:p>
          </table:table-cell>
          <table:table-cell table:formula="of:=ABS([.A512]-[.B512])/[.A512]" office:value-type="float" office:value="0.303030303030303" calcext:value-type="float">
            <text:p>0.3030303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807" calcext:value-type="float">
            <text:p>807</text:p>
          </table:table-cell>
          <table:table-cell table:formula="of:=ABS([.A513]-[.B513])/[.A513]" office:value-type="float" office:value="0.125523012552301" calcext:value-type="float">
            <text:p>0.1255230126</text:p>
          </table:table-cell>
          <table:table-cell table:number-columns-repeated="3"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3182" calcext:value-type="float">
            <text:p>3182</text:p>
          </table:table-cell>
          <table:table-cell table:formula="of:=ABS([.A514]-[.B514])/[.A514]" office:value-type="float" office:value="0.177990183415138" calcext:value-type="float">
            <text:p>0.177990183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038" calcext:value-type="float">
            <text:p>2038</text:p>
          </table:table-cell>
          <table:table-cell table:formula="of:=ABS([.A515]-[.B515])/[.A515]" office:value-type="float" office:value="2.01925925925926" calcext:value-type="float">
            <text:p>2.019259259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78" calcext:value-type="float">
            <text:p>778</text:p>
          </table:table-cell>
          <table:table-cell table:formula="of:=ABS([.A516]-[.B516])/[.A516]" office:value-type="float" office:value="0.131696428571429" calcext:value-type="float">
            <text:p>0.13169642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52" calcext:value-type="float">
            <text:p>852</text:p>
          </table:table-cell>
          <table:table-cell table:formula="of:=ABS([.A517]-[.B517])/[.A517]" office:value-type="float" office:value="0.0491071428571429" calcext:value-type="float">
            <text:p>0.0491071429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76" calcext:value-type="float">
            <text:p>2076</text:p>
          </table:table-cell>
          <table:table-cell table:formula="of:=ABS([.A518]-[.B518])/[.A518]" office:value-type="float" office:value="0.052204764318297" calcext:value-type="float">
            <text:p>0.05220476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48" calcext:value-type="float">
            <text:p>748</text:p>
          </table:table-cell>
          <table:table-cell table:formula="of:=ABS([.A519]-[.B519])/[.A519]" office:value-type="float" office:value="0.192982456140351" calcext:value-type="float">
            <text:p>0.1929824561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2102" calcext:value-type="float">
            <text:p>2102</text:p>
          </table:table-cell>
          <table:table-cell table:formula="of:=ABS([.A520]-[.B520])/[.A520]" office:value-type="float" office:value="0.288903924221921" calcext:value-type="float">
            <text:p>0.28890392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696" calcext:value-type="float">
            <text:p>696</text:p>
          </table:table-cell>
          <table:table-cell table:formula="of:=ABS([.A521]-[.B521])/[.A521]" office:value-type="float" office:value="0.137546468401487" calcext:value-type="float">
            <text:p>0.13754646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43" calcext:value-type="float">
            <text:p>743</text:p>
          </table:table-cell>
          <table:table-cell table:formula="of:=ABS([.A522]-[.B522])/[.A522]" office:value-type="float" office:value="0.0793060718711276" calcext:value-type="float">
            <text:p>0.079306071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99" calcext:value-type="float">
            <text:p>799</text:p>
          </table:table-cell>
          <table:table-cell table:formula="of:=ABS([.A523]-[.B523])/[.A523]" office:value-type="float" office:value="0.00991325898389095" calcext:value-type="float">
            <text:p>0.009913259</text:p>
          </table:table-cell>
          <table:table-cell table:number-columns-repeated="3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582" calcext:value-type="float">
            <text:p>1582</text:p>
          </table:table-cell>
          <table:table-cell table:formula="of:=ABS([.A524]-[.B524])/[.A524]" office:value-type="float" office:value="0.550568181818182" calcext:value-type="float">
            <text:p>0.55056818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89" calcext:value-type="float">
            <text:p>789</text:p>
          </table:table-cell>
          <table:table-cell table:formula="of:=ABS([.A525]-[.B525])/[.A525]" office:value-type="float" office:value="0.258373205741627" calcext:value-type="float">
            <text:p>0.2583732057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169" calcext:value-type="float">
            <text:p>3169</text:p>
          </table:table-cell>
          <table:table-cell table:formula="of:=ABS([.A526]-[.B526])/[.A526]" office:value-type="float" office:value="2.91718170580964" calcext:value-type="float">
            <text:p>2.9171817058</text:p>
          </table:table-cell>
          <table:table-cell table:number-columns-repeated="3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1948" calcext:value-type="float">
            <text:p>1948</text:p>
          </table:table-cell>
          <table:table-cell table:formula="of:=ABS([.A527]-[.B527])/[.A527]" office:value-type="float" office:value="0.287751371115174" calcext:value-type="float">
            <text:p>0.28775137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61" calcext:value-type="float">
            <text:p>761</text:p>
          </table:table-cell>
          <table:table-cell table:formula="of:=ABS([.A528]-[.B528])/[.A528]" office:value-type="float" office:value="0.057001239157373" calcext:value-type="float">
            <text:p>0.057001239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22" calcext:value-type="float">
            <text:p>822</text:p>
          </table:table-cell>
          <table:table-cell table:formula="of:=ABS([.A529]-[.B529])/[.A529]" office:value-type="float" office:value="0.0825892857142857" calcext:value-type="float">
            <text:p>0.0825892857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3359" calcext:value-type="float">
            <text:p>3359</text:p>
          </table:table-cell>
          <table:table-cell table:formula="of:=ABS([.A530]-[.B530])/[.A530]" office:value-type="float" office:value="0.487599645704163" calcext:value-type="float">
            <text:p>0.4875996457</text:p>
          </table:table-cell>
          <table:table-cell table:number-columns-repeated="3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048" calcext:value-type="float">
            <text:p>2048</text:p>
          </table:table-cell>
          <table:table-cell table:formula="of:=ABS([.A531]-[.B531])/[.A531]" office:value-type="float" office:value="0.0787224471434998" calcext:value-type="float">
            <text:p>0.0787224471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250" calcext:value-type="float">
            <text:p>2250</text:p>
          </table:table-cell>
          <table:table-cell table:formula="of:=ABS([.A532]-[.B532])/[.A532]" office:value-type="float" office:value="0.474442988204456" calcext:value-type="float">
            <text:p>0.474442988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48" calcext:value-type="float">
            <text:p>848</text:p>
          </table:table-cell>
          <table:table-cell table:formula="of:=ABS([.A533]-[.B533])/[.A533]" office:value-type="float" office:value="0.352472089314195" calcext:value-type="float">
            <text:p>0.3524720893</text:p>
          </table:table-cell>
          <table:table-cell table:number-columns-repeated="3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3359" calcext:value-type="float">
            <text:p>3359</text:p>
          </table:table-cell>
          <table:table-cell table:formula="of:=ABS([.A534]-[.B534])/[.A534]" office:value-type="float" office:value="0.522665457842248" calcext:value-type="float">
            <text:p>0.522665457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90" calcext:value-type="float">
            <text:p>790</text:p>
          </table:table-cell>
          <table:table-cell table:formula="of:=ABS([.A535]-[.B535])/[.A535]" office:value-type="float" office:value="0.259968102073365" calcext:value-type="float">
            <text:p>0.25996810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90" calcext:value-type="float">
            <text:p>790</text:p>
          </table:table-cell>
          <table:table-cell table:formula="of:=ABS([.A536]-[.B536])/[.A536]" office:value-type="float" office:value="0.259968102073365" calcext:value-type="float">
            <text:p>0.25996810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82" calcext:value-type="float">
            <text:p>782</text:p>
          </table:table-cell>
          <table:table-cell table:formula="of:=ABS([.A537]-[.B537])/[.A537]" office:value-type="float" office:value="0.247208931419458" calcext:value-type="float">
            <text:p>0.24720893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51" calcext:value-type="float">
            <text:p>751</text:p>
          </table:table-cell>
          <table:table-cell table:formula="of:=ABS([.A538]-[.B538])/[.A538]" office:value-type="float" office:value="0.0474198047419805" calcext:value-type="float">
            <text:p>0.0474198047</text:p>
          </table:table-cell>
          <table:table-cell table:number-columns-repeated="3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3173" calcext:value-type="float">
            <text:p>3173</text:p>
          </table:table-cell>
          <table:table-cell table:formula="of:=ABS([.A539]-[.B539])/[.A539]" office:value-type="float" office:value="0.238540916726662" calcext:value-type="float">
            <text:p>0.23854091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58" calcext:value-type="float">
            <text:p>858</text:p>
          </table:table-cell>
          <table:table-cell table:formula="of:=ABS([.A540]-[.B540])/[.A540]" office:value-type="float" office:value="0.0424107142857143" calcext:value-type="float">
            <text:p>0.0424107143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367" calcext:value-type="float">
            <text:p>2367</text:p>
          </table:table-cell>
          <table:table-cell table:formula="of:=ABS([.A541]-[.B541])/[.A541]" office:value-type="float" office:value="0.985738255033557" calcext:value-type="float">
            <text:p>0.98573825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26</text:p>
          </table:table-cell>
          <table:table-cell office:value-type="float" office:value="867" calcext:value-type="float">
            <text:p>867</text:p>
          </table:table-cell>
          <table:table-cell table:formula="of:=ABS([.A542]-[.B542])/[.A542]" office:value-type="float" office:value="0.194214876033058" calcext:value-type="float">
            <text:p>0.194214876</text:p>
          </table:table-cell>
          <table:table-cell table:number-columns-repeated="3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2045" calcext:value-type="float">
            <text:p>2045</text:p>
          </table:table-cell>
          <table:table-cell table:formula="of:=ABS([.A543]-[.B543])/[.A543]" office:value-type="float" office:value="0.307952622673435" calcext:value-type="float">
            <text:p>0.3079526227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88" calcext:value-type="float">
            <text:p>2088</text:p>
          </table:table-cell>
          <table:table-cell table:formula="of:=ABS([.A544]-[.B544])/[.A544]" office:value-type="float" office:value="0.0434782608695652" calcext:value-type="float">
            <text:p>0.0434782609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462" calcext:value-type="float">
            <text:p>2462</text:p>
          </table:table-cell>
          <table:table-cell table:formula="of:=ABS([.A545]-[.B545])/[.A545]" office:value-type="float" office:value="2.48725212464589" calcext:value-type="float">
            <text:p>2.4872521246</text:p>
          </table:table-cell>
          <table:table-cell table:number-columns-repeated="3"/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1794" calcext:value-type="float">
            <text:p>1794</text:p>
          </table:table-cell>
          <table:table-cell table:formula="of:=ABS([.A546]-[.B546])/[.A546]" office:value-type="float" office:value="0.559970566593083" calcext:value-type="float">
            <text:p>0.559970566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61" calcext:value-type="float">
            <text:p>761</text:p>
          </table:table-cell>
          <table:table-cell table:formula="of:=ABS([.A547]-[.B547])/[.A547]" office:value-type="float" office:value="0.0613668061366806" calcext:value-type="float">
            <text:p>0.061366806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61" calcext:value-type="float">
            <text:p>761</text:p>
          </table:table-cell>
          <table:table-cell table:formula="of:=ABS([.A548]-[.B548])/[.A548]" office:value-type="float" office:value="0.213716108452951" calcext:value-type="float">
            <text:p>0.213716108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58" calcext:value-type="float">
            <text:p>758</text:p>
          </table:table-cell>
          <table:table-cell table:formula="of:=ABS([.A549]-[.B549])/[.A549]" office:value-type="float" office:value="0.0607187112763321" calcext:value-type="float">
            <text:p>0.0607187113</text:p>
          </table:table-cell>
          <table:table-cell table:number-columns-repeated="3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2019" calcext:value-type="float">
            <text:p>2019</text:p>
          </table:table-cell>
          <table:table-cell table:formula="of:=ABS([.A550]-[.B550])/[.A550]" office:value-type="float" office:value="0.253880266075388" calcext:value-type="float">
            <text:p>0.2538802661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315" calcext:value-type="float">
            <text:p>3315</text:p>
          </table:table-cell>
          <table:table-cell table:formula="of:=ABS([.A551]-[.B551])/[.A551]" office:value-type="float" office:value="3.09259259259259" calcext:value-type="float">
            <text:p>3.0925925926</text:p>
          </table:table-cell>
          <table:table-cell table:number-columns-repeated="3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3603" calcext:value-type="float">
            <text:p>3603</text:p>
          </table:table-cell>
          <table:table-cell table:formula="of:=ABS([.A552]-[.B552])/[.A552]" office:value-type="float" office:value="0.367881548974943" calcext:value-type="float">
            <text:p>0.367881549</text:p>
          </table:table-cell>
          <table:table-cell table:number-columns-repeated="3"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3470" calcext:value-type="float">
            <text:p>3470</text:p>
          </table:table-cell>
          <table:table-cell table:formula="of:=ABS([.A553]-[.B553])/[.A553]" office:value-type="float" office:value="0.390907495172898" calcext:value-type="float">
            <text:p>0.390907495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921" calcext:value-type="float">
            <text:p>921</text:p>
          </table:table-cell>
          <table:table-cell table:formula="of:=ABS([.A554]-[.B554])/[.A554]" office:value-type="float" office:value="0.0279017857142857" calcext:value-type="float">
            <text:p>0.0279017857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09" calcext:value-type="float">
            <text:p>1009</text:p>
          </table:table-cell>
          <table:table-cell table:formula="of:=ABS([.A555]-[.B555])/[.A555]" office:value-type="float" office:value="0.126116071428571" calcext:value-type="float">
            <text:p>0.12611607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09" calcext:value-type="float">
            <text:p>809</text:p>
          </table:table-cell>
          <table:table-cell table:formula="of:=ABS([.A556]-[.B556])/[.A556]" office:value-type="float" office:value="0.290271132376395" calcext:value-type="float">
            <text:p>0.2902711324</text:p>
          </table:table-cell>
          <table:table-cell table:number-columns-repeated="3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2426" calcext:value-type="float">
            <text:p>2426</text:p>
          </table:table-cell>
          <table:table-cell table:formula="of:=ABS([.A557]-[.B557])/[.A557]" office:value-type="float" office:value="0.0070568700705687" calcext:value-type="float">
            <text:p>0.00705687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765" calcext:value-type="float">
            <text:p>765</text:p>
          </table:table-cell>
          <table:table-cell table:formula="of:=ABS([.A558]-[.B558])/[.A558]" office:value-type="float" office:value="0.0669456066945607" calcext:value-type="float">
            <text:p>0.06694560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63" calcext:value-type="float">
            <text:p>763</text:p>
          </table:table-cell>
          <table:table-cell table:formula="of:=ABS([.A559]-[.B559])/[.A559]" office:value-type="float" office:value="0.0545229244114003" calcext:value-type="float">
            <text:p>0.05452292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63" calcext:value-type="float">
            <text:p>863</text:p>
          </table:table-cell>
          <table:table-cell table:formula="of:=ABS([.A560]-[.B560])/[.A560]" office:value-type="float" office:value="0.0693928128872367" calcext:value-type="float">
            <text:p>0.06939281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808" calcext:value-type="float">
            <text:p>808</text:p>
          </table:table-cell>
          <table:table-cell table:formula="of:=ABS([.A561]-[.B561])/[.A561]" office:value-type="float" office:value="0.126917712691771" calcext:value-type="float">
            <text:p>0.1269177127</text:p>
          </table:table-cell>
          <table:table-cell table:number-columns-repeated="3"/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float" office:value="4181" calcext:value-type="float">
            <text:p>4181</text:p>
          </table:table-cell>
          <table:table-cell table:formula="of:=ABS([.A562]-[.B562])/[.A562]" office:value-type="float" office:value="0.370520927431497" calcext:value-type="float">
            <text:p>0.3705209274</text:p>
          </table:table-cell>
          <table:table-cell table:number-columns-repeated="3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3485" calcext:value-type="float">
            <text:p>3485</text:p>
          </table:table-cell>
          <table:table-cell table:formula="of:=ABS([.A563]-[.B563])/[.A563]" office:value-type="float" office:value="1.24404378622022" calcext:value-type="float">
            <text:p>1.244043786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04" calcext:value-type="float">
            <text:p>804</text:p>
          </table:table-cell>
          <table:table-cell table:formula="of:=ABS([.A564]-[.B564])/[.A564]" office:value-type="float" office:value="0.00371747211895911" calcext:value-type="float">
            <text:p>0.0037174721</text:p>
          </table:table-cell>
          <table:table-cell table:number-columns-repeated="3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2421" calcext:value-type="float">
            <text:p>2421</text:p>
          </table:table-cell>
          <table:table-cell table:formula="of:=ABS([.A565]-[.B565])/[.A565]" office:value-type="float" office:value="0.232403297400127" calcext:value-type="float">
            <text:p>0.2324032974</text:p>
          </table:table-cell>
          <table:table-cell table:number-columns-repeated="3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2325" calcext:value-type="float">
            <text:p>2325</text:p>
          </table:table-cell>
          <table:table-cell table:formula="of:=ABS([.A566]-[.B566])/[.A566]" office:value-type="float" office:value="0.000859475719810915" calcext:value-type="float">
            <text:p>0.000859475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88" calcext:value-type="float">
            <text:p>788</text:p>
          </table:table-cell>
          <table:table-cell table:formula="of:=ABS([.A567]-[.B567])/[.A567]" office:value-type="float" office:value="0.256778309409888" calcext:value-type="float">
            <text:p>0.256778309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74" calcext:value-type="float">
            <text:p>774</text:p>
          </table:table-cell>
          <table:table-cell table:formula="of:=ABS([.A568]-[.B568])/[.A568]" office:value-type="float" office:value="0.23444976076555" calcext:value-type="float">
            <text:p>0.2344497608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1935" calcext:value-type="float">
            <text:p>1935</text:p>
          </table:table-cell>
          <table:table-cell table:formula="of:=ABS([.A569]-[.B569])/[.A569]" office:value-type="float" office:value="0.19908940397351" calcext:value-type="float">
            <text:p>0.1990894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970" calcext:value-type="float">
            <text:p>970</text:p>
          </table:table-cell>
          <table:table-cell table:formula="of:=ABS([.A570]-[.B570])/[.A570]" office:value-type="float" office:value="0.547049441786284" calcext:value-type="float">
            <text:p>0.54704944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86" calcext:value-type="float">
            <text:p>786</text:p>
          </table:table-cell>
          <table:table-cell table:formula="of:=ABS([.A571]-[.B571])/[.A571]" office:value-type="float" office:value="0.0260223048327138" calcext:value-type="float">
            <text:p>0.0260223048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2395" calcext:value-type="float">
            <text:p>2395</text:p>
          </table:table-cell>
          <table:table-cell table:formula="of:=ABS([.A572]-[.B572])/[.A572]" office:value-type="float" office:value="0.23482428115016" calcext:value-type="float">
            <text:p>0.23482428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953" calcext:value-type="float">
            <text:p>953</text:p>
          </table:table-cell>
          <table:table-cell table:formula="of:=ABS([.A573]-[.B573])/[.A573]" office:value-type="float" office:value="0.0636160714285714" calcext:value-type="float">
            <text:p>0.06361607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789" calcext:value-type="float">
            <text:p>789</text:p>
          </table:table-cell>
          <table:table-cell table:formula="of:=ABS([.A574]-[.B574])/[.A574]" office:value-type="float" office:value="0.119419642857143" calcext:value-type="float">
            <text:p>0.1194196429</text:p>
          </table:table-cell>
          <table:table-cell table:number-columns-repeated="3"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4012" calcext:value-type="float">
            <text:p>4012</text:p>
          </table:table-cell>
          <table:table-cell table:formula="of:=ABS([.A575]-[.B575])/[.A575]" office:value-type="float" office:value="0.0766398158803222" calcext:value-type="float">
            <text:p>0.07663981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55" calcext:value-type="float">
            <text:p>755</text:p>
          </table:table-cell>
          <table:table-cell table:formula="of:=ABS([.A576]-[.B576])/[.A576]" office:value-type="float" office:value="0.20414673046252" calcext:value-type="float">
            <text:p>0.20414673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07" calcext:value-type="float">
            <text:p>807</text:p>
          </table:table-cell>
          <table:table-cell table:formula="of:=ABS([.A577]-[.B577])/[.A577]" office:value-type="float" office:value="0.287081339712919" calcext:value-type="float">
            <text:p>0.287081339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804" calcext:value-type="float">
            <text:p>804</text:p>
          </table:table-cell>
          <table:table-cell table:formula="of:=ABS([.A578]-[.B578])/[.A578]" office:value-type="float" office:value="0.00371747211895911" calcext:value-type="float">
            <text:p>0.0037174721</text:p>
          </table:table-cell>
          <table:table-cell table:number-columns-repeated="3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2270" calcext:value-type="float">
            <text:p>2270</text:p>
          </table:table-cell>
          <table:table-cell table:formula="of:=ABS([.A579]-[.B579])/[.A579]" office:value-type="float" office:value="0.213716660893661" calcext:value-type="float">
            <text:p>0.2137166609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3028" calcext:value-type="float">
            <text:p>3028</text:p>
          </table:table-cell>
          <table:table-cell table:formula="of:=ABS([.A580]-[.B580])/[.A580]" office:value-type="float" office:value="0.0381194409148666" calcext:value-type="float">
            <text:p>0.03811944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783" calcext:value-type="float">
            <text:p>783</text:p>
          </table:table-cell>
          <table:table-cell table:formula="of:=ABS([.A581]-[.B581])/[.A581]" office:value-type="float" office:value="0.0297397769516729" calcext:value-type="float">
            <text:p>0.029739777</text:p>
          </table:table-cell>
          <table:table-cell table:number-columns-repeated="3"/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4045" calcext:value-type="float">
            <text:p>4045</text:p>
          </table:table-cell>
          <table:table-cell table:formula="of:=ABS([.A582]-[.B582])/[.A582]" office:value-type="float" office:value="0.37654130702836" calcext:value-type="float">
            <text:p>0.3765413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928" calcext:value-type="float">
            <text:p>928</text:p>
          </table:table-cell>
          <table:table-cell table:formula="of:=ABS([.A583]-[.B583])/[.A583]" office:value-type="float" office:value="0.48006379585327" calcext:value-type="float">
            <text:p>0.48006379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796" calcext:value-type="float">
            <text:p>796</text:p>
          </table:table-cell>
          <table:table-cell table:formula="of:=ABS([.A584]-[.B584])/[.A584]" office:value-type="float" office:value="0.269537480063796" calcext:value-type="float">
            <text:p>0.2695374801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440" calcext:value-type="float">
            <text:p>2440</text:p>
          </table:table-cell>
          <table:table-cell table:formula="of:=ABS([.A585]-[.B585])/[.A585]" office:value-type="float" office:value="2.51079136690647" calcext:value-type="float">
            <text:p>2.510791366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934" calcext:value-type="float">
            <text:p>934</text:p>
          </table:table-cell>
          <table:table-cell table:formula="of:=ABS([.A586]-[.B586])/[.A586]" office:value-type="float" office:value="0.0424107142857143" calcext:value-type="float">
            <text:p>0.04241071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717</text:p>
          </table:table-cell>
          <table:table-cell office:value-type="float" office:value="935" calcext:value-type="float">
            <text:p>935</text:p>
          </table:table-cell>
          <table:table-cell table:formula="of:=ABS([.A587]-[.B587])/[.A587]" office:value-type="float" office:value="0.304044630404463" calcext:value-type="float">
            <text:p>0.3040446304</text:p>
          </table:table-cell>
          <table:table-cell table:number-columns-repeated="3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4187" calcext:value-type="float">
            <text:p>4187</text:p>
          </table:table-cell>
          <table:table-cell table:formula="of:=ABS([.A588]-[.B588])/[.A588]" office:value-type="float" office:value="0.619729206963249" calcext:value-type="float">
            <text:p>0.619729207</text:p>
          </table:table-cell>
          <table:table-cell table:number-columns-repeated="3"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3352" calcext:value-type="float">
            <text:p>3352</text:p>
          </table:table-cell>
          <table:table-cell table:formula="of:=ABS([.A589]-[.B589])/[.A589]" office:value-type="float" office:value="0.0514997170345218" calcext:value-type="float">
            <text:p>0.05149971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945" calcext:value-type="float">
            <text:p>945</text:p>
          </table:table-cell>
          <table:table-cell table:formula="of:=ABS([.A590]-[.B590])/[.A590]" office:value-type="float" office:value="0.0546875" calcext:value-type="float">
            <text:p>0.0546875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5621" calcext:value-type="float">
            <text:p>5621</text:p>
          </table:table-cell>
          <table:table-cell table:formula="of:=ABS([.A591]-[.B591])/[.A591]" office:value-type="float" office:value="1.5365523465704" calcext:value-type="float">
            <text:p>1.536552346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07</text:p>
          </table:table-cell>
          <table:table-cell office:value-type="float" office:value="913" calcext:value-type="float">
            <text:p>913</text:p>
          </table:table-cell>
          <table:table-cell table:formula="of:=ABS([.A592]-[.B592])/[.A592]" office:value-type="float" office:value="0.131350681536555" calcext:value-type="float">
            <text:p>0.1313506815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3964" calcext:value-type="float">
            <text:p>3964</text:p>
          </table:table-cell>
          <table:table-cell table:formula="of:=ABS([.A593]-[.B593])/[.A593]" office:value-type="float" office:value="0.30566534914361" calcext:value-type="float">
            <text:p>0.305665349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85" calcext:value-type="float">
            <text:p>885</text:p>
          </table:table-cell>
          <table:table-cell table:formula="of:=ABS([.A594]-[.B594])/[.A594]" office:value-type="float" office:value="0.0122767857142857" calcext:value-type="float">
            <text:p>0.0122767857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079" calcext:value-type="float">
            <text:p>4079</text:p>
          </table:table-cell>
          <table:table-cell table:formula="of:=ABS([.A595]-[.B595])/[.A595]" office:value-type="float" office:value="2.90708812260536" calcext:value-type="float">
            <text:p>2.90708812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62" calcext:value-type="float">
            <text:p>862</text:p>
          </table:table-cell>
          <table:table-cell table:formula="of:=ABS([.A596]-[.B596])/[.A596]" office:value-type="float" office:value="0.0379464285714286" calcext:value-type="float">
            <text:p>0.0379464286</text:p>
          </table:table-cell>
          <table:table-cell table:number-columns-repeated="3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4102" calcext:value-type="float">
            <text:p>4102</text:p>
          </table:table-cell>
          <table:table-cell table:formula="of:=ABS([.A597]-[.B597])/[.A597]" office:value-type="float" office:value="1.6413393432067" calcext:value-type="float">
            <text:p>1.6413393432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997" calcext:value-type="float">
            <text:p>3997</text:p>
          </table:table-cell>
          <table:table-cell table:formula="of:=ABS([.A598]-[.B598])/[.A598]" office:value-type="float" office:value="3.89828431372549" calcext:value-type="float">
            <text:p>3.8982843137</text:p>
          </table:table-cell>
          <table:table-cell table:number-columns-repeated="3"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3220" calcext:value-type="float">
            <text:p>3220</text:p>
          </table:table-cell>
          <table:table-cell table:formula="of:=ABS([.A599]-[.B599])/[.A599]" office:value-type="float" office:value="0.224656874548519" calcext:value-type="float">
            <text:p>0.22465687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34</text:p>
          </table:table-cell>
          <table:table-cell office:value-type="float" office:value="811" calcext:value-type="float">
            <text:p>811</text:p>
          </table:table-cell>
          <table:table-cell table:formula="of:=ABS([.A600]-[.B600])/[.A600]" office:value-type="float" office:value="0.13169164882227" calcext:value-type="float">
            <text:p>0.1316916488</text:p>
          </table:table-cell>
          <table:table-cell table:number-columns-repeated="3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3401" calcext:value-type="float">
            <text:p>3401</text:p>
          </table:table-cell>
          <table:table-cell table:formula="of:=ABS([.A601]-[.B601])/[.A601]" office:value-type="float" office:value="0.004099560761347" calcext:value-type="float">
            <text:p>0.00409956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50" calcext:value-type="float">
            <text:p>850</text:p>
          </table:table-cell>
          <table:table-cell table:formula="of:=ABS([.A602]-[.B602])/[.A602]" office:value-type="float" office:value="0.355661881977671" calcext:value-type="float">
            <text:p>0.35566188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34</text:p>
          </table:table-cell>
          <table:table-cell office:value-type="float" office:value="811" calcext:value-type="float">
            <text:p>811</text:p>
          </table:table-cell>
          <table:table-cell table:formula="of:=ABS([.A603]-[.B603])/[.A603]" office:value-type="float" office:value="0.13169164882227" calcext:value-type="float">
            <text:p>0.1316916488</text:p>
          </table:table-cell>
          <table:table-cell table:number-columns-repeated="3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4013" calcext:value-type="float">
            <text:p>4013</text:p>
          </table:table-cell>
          <table:table-cell table:formula="of:=ABS([.A604]-[.B604])/[.A604]" office:value-type="float" office:value="0.144282862845737" calcext:value-type="float">
            <text:p>0.1442828628</text:p>
          </table:table-cell>
          <table:table-cell table:number-columns-repeated="3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4394" calcext:value-type="float">
            <text:p>4394</text:p>
          </table:table-cell>
          <table:table-cell table:formula="of:=ABS([.A605]-[.B605])/[.A605]" office:value-type="float" office:value="0.0720168954593453" calcext:value-type="float">
            <text:p>0.072016895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12" calcext:value-type="float">
            <text:p>812</text:p>
          </table:table-cell>
          <table:table-cell table:formula="of:=ABS([.A606]-[.B606])/[.A606]" office:value-type="float" office:value="0.295055821371611" calcext:value-type="float">
            <text:p>0.2950558214</text:p>
          </table:table-cell>
          <table:table-cell table:number-columns-repeated="3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133" calcext:value-type="float">
            <text:p>3133</text:p>
          </table:table-cell>
          <table:table-cell table:formula="of:=ABS([.A607]-[.B607])/[.A607]" office:value-type="float" office:value="0.468983050847458" calcext:value-type="float">
            <text:p>0.46898305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66" calcext:value-type="float">
            <text:p>866</text:p>
          </table:table-cell>
          <table:table-cell table:formula="of:=ABS([.A608]-[.B608])/[.A608]" office:value-type="float" office:value="0.381180223285486" calcext:value-type="float">
            <text:p>0.38118022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905" calcext:value-type="float">
            <text:p>905</text:p>
          </table:table-cell>
          <table:table-cell table:formula="of:=ABS([.A609]-[.B609])/[.A609]" office:value-type="float" office:value="0.443381180223286" calcext:value-type="float">
            <text:p>0.4433811802</text:p>
          </table:table-cell>
          <table:table-cell table:number-columns-repeated="3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3050" calcext:value-type="float">
            <text:p>3050</text:p>
          </table:table-cell>
          <table:table-cell table:formula="of:=ABS([.A610]-[.B610])/[.A610]" office:value-type="float" office:value="0.138418079096045" calcext:value-type="float">
            <text:p>0.1384180791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999" calcext:value-type="float">
            <text:p>2999</text:p>
          </table:table-cell>
          <table:table-cell table:formula="of:=ABS([.A611]-[.B611])/[.A611]" office:value-type="float" office:value="1.54152542372881" calcext:value-type="float">
            <text:p>1.54152542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6</text:p>
          </table:table-cell>
          <table:table-cell office:value-type="float" office:value="852" calcext:value-type="float">
            <text:p>852</text:p>
          </table:table-cell>
          <table:table-cell table:formula="of:=ABS([.A612]-[.B612])/[.A612]" office:value-type="float" office:value="0.0491071428571429" calcext:value-type="float">
            <text:p>0.0491071429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21" calcext:value-type="float">
            <text:p>1021</text:p>
          </table:table-cell>
          <table:table-cell table:formula="of:=ABS([.A613]-[.B613])/[.A613]" office:value-type="float" office:value="0.628389154704944" calcext:value-type="float">
            <text:p>0.6283891547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408" calcext:value-type="float">
            <text:p>4408</text:p>
          </table:table-cell>
          <table:table-cell table:formula="of:=ABS([.A614]-[.B614])/[.A614]" office:value-type="float" office:value="3.35143139190523" calcext:value-type="float">
            <text:p>3.3514313919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24" calcext:value-type="float">
            <text:p>1024</text:p>
          </table:table-cell>
          <table:table-cell table:formula="of:=ABS([.A615]-[.B615])/[.A615]" office:value-type="float" office:value="0.0963597430406852" calcext:value-type="float">
            <text:p>0.09635974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627</text:p>
          </table:table-cell>
          <table:table-cell office:value-type="float" office:value="834" calcext:value-type="float">
            <text:p>834</text:p>
          </table:table-cell>
          <table:table-cell table:formula="of:=ABS([.A616]-[.B616])/[.A616]" office:value-type="float" office:value="0.330143540669856" calcext:value-type="float">
            <text:p>0.3301435407</text:p>
          </table:table-cell>
          <table:table-cell table:number-columns-repeated="3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3964" calcext:value-type="float">
            <text:p>3964</text:p>
          </table:table-cell>
          <table:table-cell table:formula="of:=ABS([.A617]-[.B617])/[.A617]" office:value-type="float" office:value="1.5524790727624" calcext:value-type="float">
            <text:p>1.5524790728</text:p>
          </table:table-cell>
          <table:table-cell table:number-columns-repeated="3"/>
        </table:table-row>
        <table:table-row table:style-name="ro1" table:number-rows-repeated="10479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4">0000/00/00</text:date>, <text:time style:data-style-name="N2" text:time-value="23:14:34.10013766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4T23:17:53.358822840</dc:date>
    <meta:editing-duration>PT7M15S</meta:editing-duration>
    <meta:editing-cycles>2</meta:editing-cycles>
    <meta:generator>LibreOffice/5.1.6.2$Linux_X86_64 LibreOffice_project/10m0$Build-2</meta:generator>
    <meta:document-statistic meta:table-count="1" meta:cell-count="18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circle" chart:style-name="ch1">
        <chart:legend chart:legend-position="end" svg:x="13.968cm" svg:y="1.714cm" style:legend-expansion="high" chart:style-name="ch2"/>
        <chart:plot-area chart:style-name="ch3" table:cell-range-address="'part-00001'.E11:'part-00001'.F21" chart:data-source-has-labels="column" svg:x="2.584cm" svg:y="0.364cm" svg:width="8.634cm" svg:height="8.635cm">
          <chartooo:coordinate-region svg:x="2.584cm" svg:y="0.36cm" svg:width="8.634cm" svg:height="8.644cm"/>
          <chart:axis chart:dimension="x" chart:name="primary-x" chart:style-name="ch4" chartooo:axis-type="auto">
            <chartooo:date-scale/>
            <chart:categories table:cell-range-address="'part-00001'.E11:'part-00001'.E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rt-00001'.F11:'part-00001'.F2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[0,0.1)</text:p>
                <draw:g>
                  <svg:desc>'part-00001'.E11:'part-00001'.E21</svg:desc>
                </draw:g>
              </table:table-cell>
              <table:table-cell office:value-type="float" office:value="201">
                <text:p>201</text:p>
                <draw:g>
                  <svg:desc>'part-00001'.F11:'part-00001'.F21</svg:desc>
                </draw:g>
              </table:table-cell>
            </table:table-row>
            <table:table-row>
              <table:table-cell office:value-type="string">
                <text:p>[0.1,0.2)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[0.2,0.3)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[0.3,0.4)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[0.4,0.5)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[0.5,0.6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0.6,0.7)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0.7,0.8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0.8,0.9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0.9,1.0)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1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